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25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4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6.454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1.605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1.824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2.424cm"/>
    </style:style>
    <style:style style:name="co17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6.369cm" fo:break-before="auto" style:use-optimal-row-height="true"/>
    </style:style>
    <style:style style:name="ro7" style:family="table-row">
      <style:table-row-properties style:row-height="7.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order-bottom="0.06pt solid #000000" fo:background-color="#729fcf" fo:border-left="none" fo:border-right="none" fo:border-top="none"/>
    </style:style>
    <style:style style:name="ce5" style:family="table-cell" style:parent-style-name="Default">
      <style:table-cell-properties fo:background-color="#cfe7f5"/>
    </style:style>
    <style:style style:name="ce6" style:family="table-cell" style:parent-style-name="Default">
      <style:table-cell-properties fo:border-bottom="0.06pt solid #000000" fo:background-color="#cfe7f5" fo:border-left="none" fo:border-right="none" fo:border-top="none"/>
    </style:style>
    <style:style style:name="ce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start" fo:margin-left="0cm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cm"/>
      <style:text-properties fo:color="#ff3333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ackground-color="#b2b2b2" style:text-align-source="fix" style:repeat-content="false" fo:border-left="0.06pt solid #000000" fo:border-right="0.06pt dotte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style:text-align-source="fix" style:repeat-content="false" fo:border-left="0.06pt solid #000000" fo:border-right="0.06pt dotted #000000" fo:border-top="none"/>
      <style:paragraph-properties fo:text-align="start" fo:margin-left="0cm"/>
    </style:style>
    <style:style style:name="ce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dotted #000000" fo:border-top="non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ff3333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cm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dotted #000000" fo:border-top="none"/>
      <style:paragraph-properties fo:text-align="end" fo:margin-left="0cm"/>
    </style:style>
    <style:style style:name="ce19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ff3333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start" fo:margin-left="0cm"/>
      <style:text-properties fo:color="#dddddd"/>
    </style:style>
    <style:style style:name="ce26" style:family="table-cell" style:parent-style-name="Default" style:data-style-name="N3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start" fo:margin-left="0cm"/>
      <style:text-properties fo:color="#ddddd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start" fo:margin-left="0cm"/>
    </style:style>
    <style:style style:name="ce32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none" fo:border-top="none"/>
      <style:paragraph-properties fo:text-align="start" fo:margin-left="0cm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cm"/>
      <style:text-properties fo:color="#ff3333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start" fo:margin-left="0cm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none" fo:border-top="none"/>
      <style:paragraph-properties fo:text-align="start" fo:margin-left="0cm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cm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none" fo:border-top="none"/>
      <style:paragraph-properties fo:text-align="end" fo:margin-left="0cm"/>
    </style:style>
    <style:style style:name="ce3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cm"/>
      <style:text-properties fo:color="#eeeeee"/>
    </style:style>
    <style:style style:name="ce4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end" fo:margin-left="0cm"/>
    </style:style>
    <style:style style:name="ce4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end" fo:margin-left="0cm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eeeeee"/>
    </style:style>
    <style:style style:name="ce4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7" style:family="table-cell" style:parent-style-name="Default">
      <style:table-cell-properties fo:background-color="#b2b2b2"/>
    </style:style>
    <style:style style:name="ce48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49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51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5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55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56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5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58" style:family="table-cell" style:parent-style-name="Default">
      <style:table-cell-properties fo:background-color="#cccccc" fo:border="0.06pt solid #000000"/>
    </style:style>
    <style:style style:name="ce59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60" style:family="table-cell" style:parent-style-name="Default" style:data-style-name="N3">
      <style:table-cell-properties fo:border-bottom="0.06pt solid #000000" fo:background-color="#ffffff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0.06pt solid #000000"/>
      <style:paragraph-properties fo:text-align="end" fo:margin-left="0cm"/>
      <style:text-properties fo:color="#000000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ce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ce64" style:family="table-cell" style:parent-style-name="Default" style:data-style-name="N3">
      <style:table-cell-properties fo:border-bottom="none" fo:background-color="#ffffff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65" style:family="table-cell" style:parent-style-name="Default" style:data-style-name="N3">
      <style:table-cell-properties fo:border-bottom="0.06pt solid #000000" fo:background-color="#ffffff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0.06pt solid #000000"/>
      <style:paragraph-properties fo:text-align="end" fo:margin-left="0cm"/>
      <style:text-properties fo:color="#000000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69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70" style:family="table-cell" style:parent-style-name="Default" style:data-style-name="N3">
      <style:table-cell-properties fo:background-color="#ffffff" fo:border="none"/>
      <style:text-properties style:font-name="Liberation Sans" style:font-name-asian="Droid Sans Fallback" style:font-name-complex="FreeSans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0.06pt dotted #000000" fo:border-right="0.06pt solid #000000" fo:border-top="0.06pt solid #000000"/>
      <style:paragraph-properties fo:text-align="end" fo:margin-left="0cm"/>
      <style:text-properties fo:color="#000000"/>
    </style:style>
    <style:style style:name="ce72" style:family="table-cell" style:parent-style-name="Default">
      <style:table-cell-properties fo:border-bottom="none" fo:background-color="#ffffff" style:text-align-source="fix" style:repeat-content="false" fo:border-left="0.06pt dotted #000000" fo:border-right="0.06pt solid #000000" fo:border-top="none"/>
      <style:paragraph-properties fo:text-align="end" fo:margin-left="0cm"/>
      <style:text-properties fo:color="#000000"/>
    </style:style>
    <style:style style:name="ce73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solid #000000" fo:border-top="none"/>
      <style:paragraph-properties fo:text-align="end" fo:margin-left="0cm"/>
      <style:text-properties fo:color="#000000"/>
    </style:style>
    <style:style style:name="ce7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cm"/>
      <style:text-properties fo:color="#000000"/>
    </style:style>
    <style:style style:name="ce76" style:family="table-cell" style:parent-style-name="Default">
      <style:table-cell-properties fo:border-bottom="none" fo:background-color="#66cc99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77" style:family="table-cell" style:parent-style-name="Default">
      <style:table-cell-properties fo:border-bottom="none" fo:background-color="#ffcc99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78" style:family="table-cell" style:parent-style-name="Default">
      <style:table-cell-properties fo:border-bottom="none" fo:background-color="#ff8080" style:text-align-source="fix" style:repeat-content="false" fo:border-left="0.06pt solid #000000" fo:border-right="0.06pt dotted #000000" fo:border-top="0.06pt solid #000000"/>
      <style:paragraph-properties fo:text-align="end" fo:margin-left="0cm"/>
      <style:text-properties fo:color="#000000"/>
    </style:style>
    <style:style style:name="ce79" style:family="table-cell" style:parent-style-name="Default">
      <style:table-cell-properties fo:background-color="#ff00ff" fo:border="0.06pt solid #000000"/>
    </style:style>
    <style:style style:name="ce80" style:family="table-cell" style:parent-style-name="Default">
      <style:table-cell-properties fo:border-bottom="none" fo:background-color="#ff00ff" style:text-align-source="fix" style:repeat-content="false" fo:border-left="0.06pt solid #000000" fo:border-right="0.06pt dotted #000000" fo:border-top="0.06pt solid #000000"/>
      <style:paragraph-properties fo:text-align="end" fo:margin-left="0cm"/>
      <style:text-properties fo:color="#000000"/>
    </style:style>
    <style:style style:name="ce81" style:family="table-cell" style:parent-style-name="Default">
      <style:table-cell-properties fo:border-bottom="none" fo:background-color="#ff00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ce82" style:family="table-cell" style:parent-style-name="Default">
      <style:table-cell-properties fo:border-bottom="0.06pt solid #000000" fo:background-color="#ff00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ce83" style:family="table-cell" style:parent-style-name="Default">
      <style:table-cell-properties fo:border-bottom="none" fo:background-color="#ffcc99" style:text-align-source="fix" style:repeat-content="false" fo:border-left="0.06pt dotted #000000" fo:border-right="0.06pt dotted #000000" fo:border-top="0.06pt solid #000000"/>
      <style:paragraph-properties fo:text-align="end" fo:margin-left="0cm"/>
      <style:text-properties fo:color="#000000"/>
    </style:style>
    <style:style style:name="ce84" style:family="table-cell" style:parent-style-name="Default">
      <style:table-cell-properties fo:border-bottom="0.06pt solid #000000" fo:background-color="#ffcc99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85" style:family="table-cell" style:parent-style-name="Default">
      <style:table-cell-properties fo:border-bottom="none" fo:background-color="#ff00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86" style:family="table-cell" style:parent-style-name="Default">
      <style:table-cell-properties fo:border-bottom="0.06pt solid #000000" fo:background-color="#ff00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87" style:family="table-cell" style:parent-style-name="Default">
      <style:table-cell-properties fo:border-bottom="none" fo:background-color="#ff00ff" style:text-align-source="fix" style:repeat-content="false" fo:border-left="0.06pt dotted #000000" fo:border-right="none" fo:border-top="none"/>
      <style:paragraph-properties fo:text-align="end" fo:margin-left="0cm"/>
      <style:text-properties fo:color="#000000"/>
    </style:style>
    <style:style style:name="ce88" style:family="table-cell" style:parent-style-name="Default">
      <style:table-cell-properties fo:border-bottom="none" fo:background-color="#ff00ff" style:text-align-source="fix" style:repeat-content="false" fo:border-left="0.06pt dotted #000000" fo:border-right="0.06pt solid #000000" fo:border-top="none"/>
      <style:paragraph-properties fo:text-align="end" fo:margin-left="0cm"/>
      <style:text-properties fo:color="#000000"/>
    </style:style>
    <style:style style:name="ce89" style:family="table-cell" style:parent-style-name="Default">
      <style:table-cell-properties fo:border-bottom="0.06pt solid #000000" fo:background-color="#ff00ff" style:text-align-source="fix" style:repeat-content="false" fo:border-left="0.06pt dotted #000000" fo:border-right="0.06pt solid #000000" fo:border-top="none"/>
      <style:paragraph-properties fo:text-align="end" fo:margin-left="0cm"/>
      <style:text-properties fo:color="#000000"/>
    </style:style>
    <style:style style:name="ce90" style:family="table-cell" style:parent-style-name="Default">
      <style:table-cell-properties fo:border-bottom="none" fo:background-color="#ff8080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Poc 006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– POC006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/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11s (11 min 17 s)</text:p>
          </table:table-cell>
          <table:table-cell table:style-name="ce16" office:value-type="string" calcext:value-type="string">
            <text:p>+36 s</text:p>
          </table:table-cell>
          <table:table-cell table:style-name="ce22" office:value-type="string" calcext:value-type="string">
            <text:p>747 s</text:p>
          </table:table-cell>
          <table:table-cell table:style-name="ce22" office:value-type="string" calcext:value-type="string">
            <text:p>2,087 s</text:p>
          </table:table-cell>
          <table:table-cell table:style-name="ce22" office:value-type="string" calcext:value-type="string">
            <text:p>210,161 s</text:p>
          </table:table-cell>
          <table:table-cell table:style-name="ce22" office:value-type="string" calcext:value-type="string">
            <text:p>5,043 s</text:p>
          </table:table-cell>
          <table:table-cell table:style-name="ce22" office:value-type="string" calcext:value-type="string">
            <text:p>0,265 s</text:p>
          </table:table-cell>
          <table:table-cell table:style-name="ce22" office:value-type="string" calcext:value-type="string">
            <text:p>21,468 s</text:p>
          </table:table-cell>
          <table:table-cell table:style-name="ce33" office:value-type="string" calcext:value-type="string">
            <text:p>6,029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42s (11 min 45 s)</text:p>
          </table:table-cell>
          <table:table-cell table:style-name="ce16" office:value-type="string" calcext:value-type="string">
            <text:p>+31 s</text:p>
          </table:table-cell>
          <table:table-cell table:style-name="ce22" office:value-type="string" calcext:value-type="string">
            <text:p>773 s</text:p>
          </table:table-cell>
          <table:table-cell table:style-name="ce22" office:value-type="string" calcext:value-type="string">
            <text:p>4,227 s</text:p>
          </table:table-cell>
          <table:table-cell table:style-name="ce22" office:value-type="string" calcext:value-type="string">
            <text:p>498,088 s</text:p>
          </table:table-cell>
          <table:table-cell table:style-name="ce22" office:value-type="string" calcext:value-type="string">
            <text:p>10,616 s</text:p>
          </table:table-cell>
          <table:table-cell table:style-name="ce22" office:value-type="string" calcext:value-type="string">
            <text:p>0,389 s</text:p>
          </table:table-cell>
          <table:table-cell table:style-name="ce22" office:value-type="string" calcext:value-type="string">
            <text:p>41,008 s</text:p>
          </table:table-cell>
          <table:table-cell table:style-name="ce33" office:value-type="string" calcext:value-type="string">
            <text:p>12,366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03s (11 min 08 s)</text:p>
          </table:table-cell>
          <table:table-cell table:style-name="ce16" office:value-type="string" calcext:value-type="string">
            <text:p>+35 s</text:p>
          </table:table-cell>
          <table:table-cell table:style-name="ce22" office:value-type="string" calcext:value-type="string">
            <text:p>748 s</text:p>
          </table:table-cell>
          <table:table-cell table:style-name="ce22" office:value-type="string" calcext:value-type="string">
            <text:p>6,012 s</text:p>
          </table:table-cell>
          <table:table-cell table:style-name="ce22" office:value-type="string" calcext:value-type="string">
            <text:p>806,312 s</text:p>
          </table:table-cell>
          <table:table-cell table:style-name="ce22" office:value-type="string" calcext:value-type="string">
            <text:p>15,528 s</text:p>
          </table:table-cell>
          <table:table-cell table:style-name="ce22" office:value-type="string" calcext:value-type="string">
            <text:p>0,577 s</text:p>
          </table:table-cell>
          <table:table-cell table:style-name="ce22" office:value-type="string" calcext:value-type="string">
            <text:p>373,498 s</text:p>
          </table:table-cell>
          <table:table-cell table:style-name="ce33" office:value-type="string" calcext:value-type="string">
            <text:p>18,396 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63369679" calcext:value-type="float">
            <text:p>63 369 679</text:p>
          </table:table-cell>
          <table:table-cell table:style-name="ce26" office:value-type="float" office:value="11418311" calcext:value-type="float">
            <text:p>11 418 311</text:p>
          </table:table-cell>
          <table:table-cell table:style-name="ce27" office:value-type="string" calcext:value-type="string">
            <text:p>Sample n°   6  :  5 529 250</text:p>
            <text:p>Sample n°   8  :  5 494 601</text:p>
            <text:p>Sample n° 12  :  5 152 739</text:p>
            <text:p>Sample n°   1  :  5 171 143</text:p>
            <text:p>Sample n°   2  :  5 187 427</text:p>
            <text:p>Sample n°   3  :  5 161 500</text:p>
            <text:p>Sample n° 10  :  5 183 082</text:p>
            <text:p>Sample n° 11  :  5 157 389</text:p>
            <text:p>Sample n°   4  :  5 156 616</text:p>
            <text:p>Sample n°   5  :  5 510 400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2  :  1 957 310</text:p>
            <text:p>11  :       57 501</text:p>
            <text:p>10  :       37 596</text:p>
            <text:p>9    :     243 194</text:p>
            <text:p>8    :  1 626 388</text:p>
            <text:p>7    :     110 045</text:p>
            <text:p>6    :     413 672</text:p>
            <text:p>5    :     143 780</text:p>
            <text:p>4    :  2 945 068</text:p>
            <text:p>3    :  1 594 229</text:p>
            <text:p>2    :     849 904</text:p>
          </table:table-cell>
          <table:table-cell table:style-name="ce34" office:value-type="string" calcext:value-type="string">
            <text:p>Sample n°   0  :  2 561 814 / 0</text:p>
            <text:p>Sample n°   1  :  2 743 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</table:table-cell>
          <table:table-cell office:value-type="string" calcext:value-type="string">
            <text:p>5 340 MB</text:p>
          </table:table-cell>
          <table:table-cell office:value-type="string" calcext:value-type="string">
            <text:p>3 203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01s (11 min 04 s)</text:p>
          </table:table-cell>
          <table:table-cell table:style-name="ce16" office:value-type="string" calcext:value-type="string">
            <text:p>+33 s</text:p>
          </table:table-cell>
          <table:table-cell table:style-name="ce22" office:value-type="string" calcext:value-type="string">
            <text:p>744 s</text:p>
          </table:table-cell>
          <table:table-cell table:style-name="ce22" office:value-type="string" calcext:value-type="string">
            <text:p>7, 835 s</text:p>
          </table:table-cell>
          <table:table-cell table:style-name="ce22" office:value-type="string" calcext:value-type="string">
            <text:p>1 133,354 s</text:p>
          </table:table-cell>
          <table:table-cell table:style-name="ce22" office:value-type="string" calcext:value-type="string">
            <text:p>20,284 s</text:p>
          </table:table-cell>
          <table:table-cell table:style-name="ce22" office:value-type="string" calcext:value-type="string">
            <text:p>0,723 s</text:p>
          </table:table-cell>
          <table:table-cell table:style-name="ce22" office:value-type="string" calcext:value-type="string">
            <text:p>511,548 s</text:p>
          </table:table-cell>
          <table:table-cell table:style-name="ce33" office:value-type="string" calcext:value-type="string">
            <text:p>24,178 s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83871824" calcext:value-type="float">
            <text:p>83 871 824</text:p>
          </table:table-cell>
          <table:table-cell table:style-name="ce26" office:value-type="float" office:value="12784554" calcext:value-type="float">
            <text:p>12 784 554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  1  :  5 171 143</text:p>
            <text:p>Sample n°   2  :  5 187 427</text:p>
            <text:p>Sample n° 15  :  5 117 778</text:p>
            <text:p>Sample n°   3  :  5 161 500</text:p>
            <text:p>Sample n° 10  :  5 183 082</text:p>
            <text:p>Sample n° 11  :  5 157 389 </text:p>
            <text:p>Sample n°   4  :  5 156 616</text:p>
            <text:p>Sample n°   5  :  5 510 400</text:p>
            <text:p>Sample n° 13  :  5 127 074 </text:p>
            <text:p>Sample n°   9  :  5 166 062</text:p>
            <text:p>Sample n°   7  :  5 499 470</text:p>
            <text:p>Sample n° 16  :  5 114 045</text:p>
            <text:p>Sample n°   6  :  5 529 25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6  :  1 648 173</text:p>
            <text:p>15  :       45 521</text:p>
            <text:p>14  :       26 438</text:p>
            <text:p>13  :       23 184</text:p>
            <text:p>12  :  1 351 911</text:p>
            <text:p>11  :      65 149</text:p>
            <text:p>10  :      52 522</text:p>
            <text:p>9  :      225 711</text:p>
            <text:p>8  :  1 470 112</text:p>
            <text:p>7  :     133 506</text:p>
            <text:p>6  :     451 690</text:p>
            <text:p>5  :     181 011</text:p>
            <text:p>4  :  3 009 820</text:p>
            <text:p>3  :  1 653 338</text:p>
            <text:p>2  :     894 132</text:p>
          </table:table-cell>
          <table:table-cell table:style-name="ce34" office:value-type="string" calcext:value-type="string">
            <text:p>Sample n° 0    :  2 561 814 / 0</text:p>
            <text:p>Sample n°   1  :  2 74 3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 </text:p>
            <text:p>Sample n°   8  :  2 560 757 / 2 861 368</text:p>
            <text:p>Sample n°   9  :  2 745 395 / 2 605 305 </text:p>
            <text:p>Sample n° 10  :  2 546 063 / 2 437 687 </text:p>
            <text:p>Sample n° 11  :  2 478 984 / 2 611 326</text:p>
            <text:p>Sample n° 12  :  2 542 984 / 2 673 755</text:p>
            <text:p>Sample n° 13  :  2 729 540 / 2 584 090 </text:p>
            <text:p>Sample n° 14  :  2 534 986 / 2 413 708</text:p>
            <text:p>Sample n° 15  :  2 464 503 / 2 582 792</text:p>
          </table:table-cell>
          <table:table-cell office:value-type="string" calcext:value-type="string">
            <text:p>7 017 MB</text:p>
          </table:table-cell>
          <table:table-cell office:value-type="string" calcext:value-type="string">
            <text:p>4 239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15s (11 min 21 s)</text:p>
          </table:table-cell>
          <table:table-cell table:style-name="ce16" office:value-type="string" calcext:value-type="string">
            <text:p>+67 s</text:p>
          </table:table-cell>
          <table:table-cell table:style-name="ce22" office:value-type="string" calcext:value-type="string">
            <text:p>782 s</text:p>
          </table:table-cell>
          <table:table-cell table:style-name="ce22" office:value-type="string" calcext:value-type="string">
            <text:p>45,599 s</text:p>
          </table:table-cell>
          <table:table-cell table:style-name="ce22" office:value-type="string" calcext:value-type="string">
            <text:p>1 494,771 s</text:p>
          </table:table-cell>
          <table:table-cell table:style-name="ce22" office:value-type="string" calcext:value-type="string">
            <text:p>25,669 s</text:p>
          </table:table-cell>
          <table:table-cell table:style-name="ce22" office:value-type="string" calcext:value-type="string">
            <text:p>2,268 s</text:p>
          </table:table-cell>
          <table:table-cell table:style-name="ce22" office:value-type="string" calcext:value-type="string">
            <text:p>641,110 s</text:p>
          </table:table-cell>
          <table:table-cell table:style-name="ce33" office:value-type="string" calcext:value-type="string">
            <text:p>30,162 s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104450307" calcext:value-type="float">
            <text:p>104 450 307</text:p>
          </table:table-cell>
          <table:table-cell table:style-name="ce26" office:value-type="float" office:value="13910991" calcext:value-type="float">
            <text:p>13 910 991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17  :  5 145 820 </text:p>
            <text:p>Sample n°   1  :  5 171 143</text:p>
            <text:p>Sample n° 15  :  5 117 778</text:p>
            <text:p>Sample n° 10  :  5 183 082</text:p>
            <text:p>Sample n° 11  :  5 157 389</text:p>
            <text:p>Sample n°   4  :  5 156 616</text:p>
            <text:p>Sample n° 18  :  5 162 108</text:p>
            <text:p>Sample n° 16  :  5 114 045</text:p>
            <text:p>Sample n°   6  :  5 529 250</text:p>
            <text:p>Sample n° 19  :  5 137 118</text:p>
            <text:p>Sample n°   2  :  5 187 427</text:p>
            <text:p>Sample n°   3  :  5 161 500</text:p>
            <text:p>Sample n° 20  :  5 133 437</text:p>
            <text:p>Sample n°   5  :  5 510 400</text:p>
            <text:p>Sample n° 13  :  5 127 074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20  :  1 448 800</text:p>
            <text:p>19  :       38 170</text:p>
            <text:p>18  :       21 450</text:p>
            <text:p>17  :       17 304</text:p>
            <text:p>16  :     964 620</text:p>
            <text:p>15  :     181 611</text:p>
            <text:p>14  :       35 519</text:p>
            <text:p>13  :       32 849</text:p>
            <text:p>12  :  1 166 578</text:p>
            <text:p>11  :       78 966</text:p>
            <text:p>10  :       80 607</text:p>
            <text:p>  9  :     245 641</text:p>
            <text:p>  8  :  1 373 659</text:p>
            <text:p>  7  :     152 465</text:p>
            <text:p>  6  :     490 983</text:p>
            <text:p>  5  :      350 811</text:p>
            <text:p>  4  :  2 899 409</text:p>
            <text:p>  3  :  1 741 295</text:p>
            <text:p>  2  :     933 765</text:p>
          </table:table-cell>
          <table:table-cell table:style-name="ce34" office:value-type="string" calcext:value-type="string">
            <text:p>Sample n°   0  :  2 561814 / 0</text:p>
            <text:p>Sample n°   1  :  2 743731 / 2609 329</text:p>
            <text:p>Sample n°   2  :  2 546544 / 2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  <text:p>Sample n° 12  :  2 542 984 / 2 673 755</text:p>
            <text:p>Sample n° 13  :  2 729 540 / 2 584 090</text:p>
            <text:p>Sample n° 14  :  2 534 986 / 2 413 708</text:p>
            <text:p>Sample n° 15  :  2 464 503 / 2 582 792</text:p>
            <text:p>Sample n° 16  :  2 562 523 / 2 649 542</text:p>
            <text:p>Sample n° 17  :  2 746 960 / 2 583 297</text:p>
            <text:p>Sample n° 18  :  2 550 590 / 2 415 148</text:p>
            <text:p>Sample n° 19  :  2 481 729 / 2 586 528</text:p>
          </table:table-cell>
          <table:table-cell office:value-type="string" calcext:value-type="string">
            <text:p>8 745 MB</text:p>
          </table:table-cell>
          <table:table-cell office:value-type="string" calcext:value-type="string">
            <text:p>5 279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c 007" table:style-name="ta1">
        <table:table-column table:style-name="co1" table:default-cell-style-name="ce5"/>
        <table:table-column table:style-name="co2" table:default-cell-style-name="ce5"/>
        <table:table-column table:style-name="co2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+ SampleVariant</text:p>
            <text:p>(PK on chr, pos, ref, alt)</text:p>
            <text:p>POC007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 office:value-type="string" calcext:value-type="string">
            <text:p>problème dû au inner join</text:p>
          </table:table-cell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60s (12 min 06 s)</text:p>
          </table:table-cell>
          <table:table-cell table:style-name="ce16" office:value-type="string" calcext:value-type="string">
            <text:p>+ 38s</text:p>
          </table:table-cell>
          <table:table-cell table:style-name="ce22" office:value-type="string" calcext:value-type="string">
            <text:p>798 s</text:p>
          </table:table-cell>
          <table:table-cell table:style-name="ce22" office:value-type="string" calcext:value-type="string">
            <text:p>1,983 s</text:p>
          </table:table-cell>
          <table:table-cell table:style-name="ce22" office:value-type="string" calcext:value-type="string">
            <text:p>0,538 s</text:p>
          </table:table-cell>
          <table:table-cell table:style-name="ce22" office:value-type="string" calcext:value-type="string">
            <text:p>3,917 s</text:p>
          </table:table-cell>
          <table:table-cell table:style-name="ce22" office:value-type="string" calcext:value-type="string">
            <text:p>0,170 s</text:p>
          </table:table-cell>
          <table:table-cell table:style-name="ce22" office:value-type="string" calcext:value-type="string">
            <text:p>101,356 s</text:p>
          </table:table-cell>
          <table:table-cell table:style-name="ce33" office:value-type="string" calcext:value-type="string">
            <text:p>100,944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813s (12 min 52 s)</text:p>
          </table:table-cell>
          <table:table-cell table:style-name="ce16" office:value-type="string" calcext:value-type="string">
            <text:p><text:s/>+ 40s</text:p>
          </table:table-cell>
          <table:table-cell table:style-name="ce22" office:value-type="string" calcext:value-type="string">
            <text:p>853 s</text:p>
          </table:table-cell>
          <table:table-cell table:style-name="ce22" office:value-type="string" calcext:value-type="string">
            <text:p>4,259 s</text:p>
          </table:table-cell>
          <table:table-cell table:style-name="ce22" office:value-type="string" calcext:value-type="string">
            <text:p>0,832 s</text:p>
          </table:table-cell>
          <table:table-cell table:style-name="ce22" office:value-type="string" calcext:value-type="string">
            <text:p>8,131 s</text:p>
          </table:table-cell>
          <table:table-cell table:style-name="ce22" office:value-type="string" calcext:value-type="string">
            <text:p>0,154 s</text:p>
          </table:table-cell>
          <table:table-cell table:style-name="ce22" office:value-type="string" calcext:value-type="string">
            <text:p>225,010 s</text:p>
          </table:table-cell>
          <table:table-cell table:style-name="ce33" office:value-type="string" calcext:value-type="string">
            <text:p>225,483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formula="of:=862+4782" office:value-type="float" office:value="5644" calcext:value-type="float">
            <text:p>5644</text:p>
          </table:table-cell>
          <table:table-cell table:formula="of:=418+1854" office:value-type="float" office:value="2272" calcext:value-type="float">
            <text:p>22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39s (11 min 44 s)</text:p>
          </table:table-cell>
          <table:table-cell table:style-name="ce16" office:value-type="string" calcext:value-type="string">
            <text:p>+ 38s</text:p>
          </table:table-cell>
          <table:table-cell table:style-name="ce22" office:value-type="string" calcext:value-type="string">
            <text:p>777 s</text:p>
          </table:table-cell>
          <table:table-cell table:style-name="ce22" office:value-type="string" calcext:value-type="string">
            <text:p>5,993 s</text:p>
          </table:table-cell>
          <table:table-cell table:style-name="ce22" office:value-type="string" calcext:value-type="string">
            <text:p>0,989 s</text:p>
          </table:table-cell>
          <table:table-cell table:style-name="ce22" office:value-type="string" calcext:value-type="string">
            <text:p>12,031 s</text:p>
          </table:table-cell>
          <table:table-cell table:style-name="ce22" office:value-type="string" calcext:value-type="string">
            <text:p>0,323 s</text:p>
          </table:table-cell>
          <table:table-cell table:style-name="ce22" office:value-type="string" calcext:value-type="string">
            <text:p>327,429 s</text:p>
          </table:table-cell>
          <table:table-cell table:style-name="ce33" office:value-type="string" calcext:value-type="string">
            <text:p>341,332 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63369679" calcext:value-type="float">
            <text:p>63 369 679</text:p>
          </table:table-cell>
          <table:table-cell table:style-name="ce26" office:value-type="float" office:value="11418311" calcext:value-type="float">
            <text:p>11 418 311</text:p>
          </table:table-cell>
          <table:table-cell table:style-name="ce27" office:value-type="string" calcext:value-type="string">
            <text:p>Sample n°   6  :  5 529 250</text:p>
            <text:p>Sample n°   8  :  5 494 601</text:p>
            <text:p>Sample n° 12  :  5 152 739</text:p>
            <text:p>Sample n°   1  :  5 171 143</text:p>
            <text:p>Sample n°   2  :  5 187 427</text:p>
            <text:p>Sample n°   3  :  5 161 500</text:p>
            <text:p>Sample n° 10  :  5 183 082</text:p>
            <text:p>Sample n° 11  :  5 157 389</text:p>
            <text:p>Sample n°   4  :  5 156 616</text:p>
            <text:p>Sample n°   5  :  5 510 400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2  :  1 957 310</text:p>
            <text:p>11  :       57 501</text:p>
            <text:p>10  :       37 596</text:p>
            <text:p>9    :     243 194</text:p>
            <text:p>8    :  1 626 388</text:p>
            <text:p>7    :     110 045</text:p>
            <text:p>6    :     413 672</text:p>
            <text:p>5    :     143 780</text:p>
            <text:p>4    :  2 945 068</text:p>
            <text:p>3    :  1 594 229</text:p>
            <text:p>2    :     849 904</text:p>
          </table:table-cell>
          <table:table-cell table:style-name="ce34" office:value-type="string" calcext:value-type="string">
            <text:p>Sample n°   0  :  2 561 814 / 0</text:p>
            <text:p>Sample n°   1  :  2 743 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</table:table-cell>
          <table:table-cell table:formula="of:=977+7099" office:value-type="float" office:value="8076" calcext:value-type="float">
            <text:p>8076</text:p>
          </table:table-cell>
          <table:table-cell table:formula="of:=499+2751" office:value-type="float" office:value="3250" calcext:value-type="float">
            <text:p>325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58s (12 min 04 s)</text:p>
          </table:table-cell>
          <table:table-cell table:style-name="ce16" office:value-type="string" calcext:value-type="string">
            <text:p>+ 31 s</text:p>
          </table:table-cell>
          <table:table-cell table:style-name="ce22" office:value-type="string" calcext:value-type="string">
            <text:p>789 s</text:p>
          </table:table-cell>
          <table:table-cell table:style-name="ce22" office:value-type="string" calcext:value-type="string">
            <text:p>7,537 s</text:p>
          </table:table-cell>
          <table:table-cell table:style-name="ce22" office:value-type="string" calcext:value-type="string">
            <text:p>1,081 s</text:p>
          </table:table-cell>
          <table:table-cell table:style-name="ce22" office:value-type="string" calcext:value-type="string">
            <text:p>15,860 s</text:p>
          </table:table-cell>
          <table:table-cell table:style-name="ce22" office:value-type="string" calcext:value-type="string">
            <text:p>0,167 s</text:p>
          </table:table-cell>
          <table:table-cell table:style-name="ce22" office:value-type="string" calcext:value-type="string">
            <text:p>447,836 s</text:p>
          </table:table-cell>
          <table:table-cell table:style-name="ce33" office:value-type="string" calcext:value-type="string">
            <text:p>209,953 s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83871824" calcext:value-type="float">
            <text:p>83 871 824</text:p>
          </table:table-cell>
          <table:table-cell table:style-name="ce26" office:value-type="float" office:value="12784554" calcext:value-type="float">
            <text:p>12 784 554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  1  :  5 171 143</text:p>
            <text:p>Sample n°   2  :  5 187 427</text:p>
            <text:p>Sample n° 15  :  5 117 778</text:p>
            <text:p>Sample n°   3  :  5 161 500</text:p>
            <text:p>Sample n° 10  :  5 183 082</text:p>
            <text:p>Sample n° 11  :  5 157 389 </text:p>
            <text:p>Sample n°   4  :  5 156 616</text:p>
            <text:p>Sample n°   5  :  5 510 400</text:p>
            <text:p>Sample n° 13  :  5 127 074 </text:p>
            <text:p>Sample n°   9  :  5 166 062</text:p>
            <text:p>Sample n°   7  :  5 499 470</text:p>
            <text:p>Sample n° 16  :  5 114 045</text:p>
            <text:p>Sample n°   6  :  5 529 25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6  :  1 648 173</text:p>
            <text:p>15  :       45 521</text:p>
            <text:p>14  :       26 438</text:p>
            <text:p>13  :       23 184</text:p>
            <text:p>12  :  1 351 911</text:p>
            <text:p>11  :      65 149</text:p>
            <text:p>10  :      52 522</text:p>
            <text:p>9  :      225 711</text:p>
            <text:p>8  :  1 470 112</text:p>
            <text:p>7  :     133 506</text:p>
            <text:p>6  :     451 690</text:p>
            <text:p>5  :     181 011</text:p>
            <text:p>4  :  3 009 820</text:p>
            <text:p>3  :  1 653 338</text:p>
            <text:p>2  :     894 132</text:p>
          </table:table-cell>
          <table:table-cell table:style-name="ce34" office:value-type="string" calcext:value-type="string">
            <text:p>Sample n° 0    :  2 561 814 / 0</text:p>
            <text:p>Sample n°   1  :  2 74 3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 </text:p>
            <text:p>Sample n°   8  :  2 560 757 / 2 861 368</text:p>
            <text:p>Sample n°   9  :  2 745 395 / 2 605 305 </text:p>
            <text:p>Sample n° 10  :  2 546 063 / 2 437 687 </text:p>
            <text:p>Sample n° 11  :  2 478 984 / 2 611 326</text:p>
            <text:p>Sample n° 12  :  2 542 984 / 2 673 755</text:p>
            <text:p>Sample n° 13  :  2 729 540 / 2 584 090 </text:p>
            <text:p>Sample n° 14  :  2 534 986 / 2 413 708</text:p>
            <text:p>Sample n° 15  :  2 464 503 / 2 582 792</text:p>
          </table:table-cell>
          <table:table-cell table:formula="of:=1075+9396" office:value-type="float" office:value="10471" calcext:value-type="float">
            <text:p>10471</text:p>
          </table:table-cell>
          <table:table-cell table:formula="of:=560+3641" office:value-type="float" office:value="4201" calcext:value-type="float">
            <text:p>42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50s (11 min 55 s)</text:p>
          </table:table-cell>
          <table:table-cell table:style-name="ce16" office:value-type="string" calcext:value-type="string">
            <text:p>+ 30 s</text:p>
          </table:table-cell>
          <table:table-cell table:style-name="ce22" office:value-type="string" calcext:value-type="string">
            <text:p>780 s</text:p>
          </table:table-cell>
          <table:table-cell table:style-name="ce22" office:value-type="string" calcext:value-type="string">
            <text:p>9,624 s</text:p>
          </table:table-cell>
          <table:table-cell table:style-name="ce22" office:value-type="string" calcext:value-type="string">
            <text:p>1,159 s</text:p>
          </table:table-cell>
          <table:table-cell table:style-name="ce22" office:value-type="string" calcext:value-type="string">
            <text:p>19,685 s</text:p>
          </table:table-cell>
          <table:table-cell table:style-name="ce22" office:value-type="string" calcext:value-type="string">
            <text:p>0,490 s</text:p>
          </table:table-cell>
          <table:table-cell table:style-name="ce22" office:value-type="string" calcext:value-type="string">
            <text:p>564,225 s</text:p>
          </table:table-cell>
          <table:table-cell table:style-name="ce33" office:value-type="string" calcext:value-type="string">
            <text:p>262,273 s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104450307" calcext:value-type="float">
            <text:p>104 450 307</text:p>
          </table:table-cell>
          <table:table-cell table:style-name="ce26" office:value-type="float" office:value="13910991" calcext:value-type="float">
            <text:p>13 910 991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17  :  5 145 820 </text:p>
            <text:p>Sample n°   1  :  5 171 143</text:p>
            <text:p>Sample n° 15  :  5 117 778</text:p>
            <text:p>Sample n° 10  :  5 183 082</text:p>
            <text:p>Sample n° 11  :  5 157 389</text:p>
            <text:p>Sample n°   4  :  5 156 616</text:p>
            <text:p>Sample n° 18  :  5 162 108</text:p>
            <text:p>Sample n° 16  :  5 114 045</text:p>
            <text:p>Sample n°   6  :  5 529 250</text:p>
            <text:p>Sample n° 19  :  5 137 118</text:p>
            <text:p>Sample n°   2  :  5 187 427</text:p>
            <text:p>Sample n°   3  :  5 161 500</text:p>
            <text:p>Sample n° 20  :  5 133 437</text:p>
            <text:p>Sample n°   5  :  5 510 400</text:p>
            <text:p>Sample n° 13  :  5 127 074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20  :  1 448 800</text:p>
            <text:p>19  :       38 170</text:p>
            <text:p>18  :       21 450</text:p>
            <text:p>17  :       17 304</text:p>
            <text:p>16  :     964 620</text:p>
            <text:p>15  :     181 611</text:p>
            <text:p>14  :       35 519</text:p>
            <text:p>13  :       32 849</text:p>
            <text:p>12  :  1 166 578</text:p>
            <text:p>11  :       78 966</text:p>
            <text:p>10  :       80 607</text:p>
            <text:p>  9  :     245 641</text:p>
            <text:p>  8  :  1 373 659</text:p>
            <text:p>  7  :     152 465</text:p>
            <text:p>  6  :     490 983</text:p>
            <text:p>  5  :      350 811</text:p>
            <text:p>  4  :  2 899 409</text:p>
            <text:p>  3  :  1 741 295</text:p>
            <text:p>  2  :     933 765</text:p>
          </table:table-cell>
          <table:table-cell table:style-name="ce34" office:value-type="string" calcext:value-type="string">
            <text:p>Sample n°   0  :  2 561814 / 0</text:p>
            <text:p>Sample n°   1  :  2 743731 / 2609 329</text:p>
            <text:p>Sample n°   2  :  2 546544 / 2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  <text:p>Sample n° 12  :  2 542 984 / 2 673 755</text:p>
            <text:p>Sample n° 13  :  2 729 540 / 2 584 090</text:p>
            <text:p>Sample n° 14  :  2 534 986 / 2 413 708</text:p>
            <text:p>Sample n° 15  :  2 464 503 / 2 582 792</text:p>
            <text:p>Sample n° 16  :  2 562 523 / 2 649 542</text:p>
            <text:p>Sample n° 17  :  2 746 960 / 2 583 297</text:p>
            <text:p>Sample n° 18  :  2 550 590 / 2 415 148</text:p>
            <text:p>Sample n° 19  :  2 481 729 / 2 586 528</text:p>
          </table:table-cell>
          <table:table-cell table:formula="of:=11000+1164" office:value-type="float" office:value="12164" calcext:value-type="float">
            <text:p>12164</text:p>
          </table:table-cell>
          <table:table-cell table:formula="of:=610+4535" office:value-type="float" office:value="5145" calcext:value-type="float">
            <text:p>5145</text:p>
          </table:table-cell>
          <table:table-cell table:number-columns-repeated="101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c 008" table:style-name="ta1">
        <table:table-column table:style-name="co1" table:default-cell-style-name="ce5"/>
        <table:table-column table:style-name="co2" table:default-cell-style-name="ce5"/>
        <table:table-column table:style-name="co8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+ SampleVariant</text:p>
            <text:p>(PK on chr, pos, ref, alt)</text:p>
            <text:p>POC007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 office:value-type="string" calcext:value-type="string">
            <text:p>problème dû au inner join</text:p>
          </table:table-cell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993s (15 min 55 s)</text:p>
          </table:table-cell>
          <table:table-cell table:style-name="ce16" office:value-type="string" calcext:value-type="string">
            <text:p>+ 35 s</text:p>
          </table:table-cell>
          <table:table-cell table:style-name="ce22" office:value-type="string" calcext:value-type="string">
            <text:p>1028 s</text:p>
          </table:table-cell>
          <table:table-cell table:style-name="ce22" office:value-type="string" calcext:value-type="string">
            <text:p>1,839 s</text:p>
          </table:table-cell>
          <table:table-cell table:style-name="ce22" office:value-type="string" calcext:value-type="string">
            <text:p>0,565 s</text:p>
          </table:table-cell>
          <table:table-cell table:style-name="ce22" office:value-type="string" calcext:value-type="string">
            <text:p>3,859 s</text:p>
          </table:table-cell>
          <table:table-cell table:style-name="ce22" office:value-type="string" calcext:value-type="string">
            <text:p>3,557 s</text:p>
          </table:table-cell>
          <table:table-cell table:style-name="ce22" office:value-type="string" calcext:value-type="string">
            <text:p>135,089 s</text:p>
          </table:table-cell>
          <table:table-cell table:style-name="ce33" office:value-type="string" calcext:value-type="string">
            <text:p>14,218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formula="of:=781+1514" office:value-type="float" office:value="2295" calcext:value-type="float">
            <text:p>2295</text:p>
          </table:table-cell>
          <table:table-cell table:formula="of:=317+715" office:value-type="float" office:value="1032" calcext:value-type="float">
            <text:p>103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930s (14 min 50 s)</text:p>
          </table:table-cell>
          <table:table-cell table:style-name="ce16" office:value-type="string" calcext:value-type="string">
            <text:p>+ 14 s</text:p>
          </table:table-cell>
          <table:table-cell table:style-name="ce22" office:value-type="string" calcext:value-type="string">
            <text:p>943 s</text:p>
          </table:table-cell>
          <table:table-cell table:style-name="ce22" office:value-type="string" calcext:value-type="string">
            <text:p>3,943 s</text:p>
          </table:table-cell>
          <table:table-cell table:style-name="ce22" office:value-type="string" calcext:value-type="string">
            <text:p>0,877 s</text:p>
          </table:table-cell>
          <table:table-cell table:style-name="ce22" office:value-type="string" calcext:value-type="string">
            <text:p>7,962 s</text:p>
          </table:table-cell>
          <table:table-cell table:style-name="ce22" office:value-type="string" calcext:value-type="string">
            <text:p>3,419 s</text:p>
          </table:table-cell>
          <table:table-cell table:style-name="ce22" office:value-type="string" calcext:value-type="string">
            <text:p>284,440 s</text:p>
          </table:table-cell>
          <table:table-cell table:style-name="ce33" office:value-type="string" calcext:value-type="string">
            <text:p>27,704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formula="of:=1065+3158" office:value-type="float" office:value="4223" calcext:value-type="float">
            <text:p>4223</text:p>
          </table:table-cell>
          <table:table-cell table:formula="of:=474+1477" office:value-type="float" office:value="1951" calcext:value-type="float">
            <text:p>19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1043s (16 min 49 s)</text:p>
          </table:table-cell>
          <table:table-cell table:style-name="ce16" office:value-type="string" calcext:value-type="string">
            <text:p>+ 12 s</text:p>
          </table:table-cell>
          <table:table-cell table:style-name="ce22" office:value-type="string" calcext:value-type="string">
            <text:p>1055 s</text:p>
          </table:table-cell>
          <table:table-cell table:style-name="ce22" office:value-type="string" calcext:value-type="string">
            <text:p>5,626 s</text:p>
          </table:table-cell>
          <table:table-cell table:style-name="ce22" office:value-type="string" calcext:value-type="string">
            <text:p>1,030 s</text:p>
          </table:table-cell>
          <table:table-cell table:style-name="ce22" office:value-type="string" calcext:value-type="string">
            <text:p>11,783 s</text:p>
          </table:table-cell>
          <table:table-cell table:style-name="ce22" office:value-type="string" calcext:value-type="string">
            <text:p>3,471 s</text:p>
          </table:table-cell>
          <table:table-cell table:style-name="ce22" office:value-type="string" calcext:value-type="string">
            <text:p>432,850 s</text:p>
          </table:table-cell>
          <table:table-cell table:style-name="ce33" office:value-type="string" calcext:value-type="string">
            <text:p>40,727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63369679" calcext:value-type="float">
            <text:p>63 369 679</text:p>
          </table:table-cell>
          <table:table-cell table:style-name="ce26" office:value-type="float" office:value="11418311" calcext:value-type="float">
            <text:p>11 418 311</text:p>
          </table:table-cell>
          <table:table-cell table:style-name="ce27" office:value-type="string" calcext:value-type="string">
            <text:p>Sample n°   6  :  5 529 250</text:p>
            <text:p>Sample n°   8  :  5 494 601</text:p>
            <text:p>Sample n° 12  :  5 152 739</text:p>
            <text:p>Sample n°   1  :  5 171 143</text:p>
            <text:p>Sample n°   2  :  5 187 427</text:p>
            <text:p>Sample n°   3  :  5 161 500</text:p>
            <text:p>Sample n° 10  :  5 183 082</text:p>
            <text:p>Sample n° 11  :  5 157 389</text:p>
            <text:p>Sample n°   4  :  5 156 616</text:p>
            <text:p>Sample n°   5  :  5 510 400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2  :  1 957 310</text:p>
            <text:p>11  :       57 501</text:p>
            <text:p>10  :       37 596</text:p>
            <text:p>9    :     243 194</text:p>
            <text:p>8    :  1 626 388</text:p>
            <text:p>7    :     110 045</text:p>
            <text:p>6    :     413 672</text:p>
            <text:p>5    :     143 780</text:p>
            <text:p>4    :  2 945 068</text:p>
            <text:p>3    :  1 594 229</text:p>
            <text:p>2    :     849 904</text:p>
          </table:table-cell>
          <table:table-cell table:style-name="ce34" office:value-type="string" calcext:value-type="string">
            <text:p>Sample n°   0  :  2 561 814 / 0</text:p>
            <text:p>Sample n°   1  :  2 743 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</table:table-cell>
          <table:table-cell table:formula="of:=1215+4687" office:value-type="float" office:value="5902" calcext:value-type="float">
            <text:p>5902</text:p>
          </table:table-cell>
          <table:table-cell table:formula="of:=567+2192" office:value-type="float" office:value="2759" calcext:value-type="float">
            <text:p>27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835s (13 min 22 s)</text:p>
          </table:table-cell>
          <table:table-cell table:style-name="ce16" office:value-type="string" calcext:value-type="string">
            <text:p>+ 9 s</text:p>
          </table:table-cell>
          <table:table-cell table:style-name="ce22" office:value-type="string" calcext:value-type="string">
            <text:p>844 s</text:p>
          </table:table-cell>
          <table:table-cell table:style-name="ce22" office:value-type="string" calcext:value-type="string">
            <text:p>22,095 s</text:p>
          </table:table-cell>
          <table:table-cell table:style-name="ce22" office:value-type="string" calcext:value-type="string">
            <text:p>2,396 s</text:p>
          </table:table-cell>
          <table:table-cell table:style-name="ce22" office:value-type="string" calcext:value-type="string">
            <text:p>15,997 s</text:p>
          </table:table-cell>
          <table:table-cell table:style-name="ce22" office:value-type="string" calcext:value-type="string">
            <text:p>26,497 s</text:p>
          </table:table-cell>
          <table:table-cell table:style-name="ce22" office:value-type="string" calcext:value-type="string">
            <text:p>579,174 s</text:p>
          </table:table-cell>
          <table:table-cell table:style-name="ce33" office:value-type="string" calcext:value-type="string">
            <text:p>48,984 s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83871824" calcext:value-type="float">
            <text:p>83 871 824</text:p>
          </table:table-cell>
          <table:table-cell table:style-name="ce26" office:value-type="float" office:value="12784554" calcext:value-type="float">
            <text:p>12 784 554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  1  :  5 171 143</text:p>
            <text:p>Sample n°   2  :  5 187 427</text:p>
            <text:p>Sample n° 15  :  5 117 778</text:p>
            <text:p>Sample n°   3  :  5 161 500</text:p>
            <text:p>Sample n° 10  :  5 183 082</text:p>
            <text:p>Sample n° 11  :  5 157 389 </text:p>
            <text:p>Sample n°   4  :  5 156 616</text:p>
            <text:p>Sample n°   5  :  5 510 400</text:p>
            <text:p>Sample n° 13  :  5 127 074 </text:p>
            <text:p>Sample n°   9  :  5 166 062</text:p>
            <text:p>Sample n°   7  :  5 499 470</text:p>
            <text:p>Sample n° 16  :  5 114 045</text:p>
            <text:p>Sample n°   6  :  5 529 25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6  :  1 648 173</text:p>
            <text:p>15  :       45 521</text:p>
            <text:p>14  :       26 438</text:p>
            <text:p>13  :       23 184</text:p>
            <text:p>12  :  1 351 911</text:p>
            <text:p>11  :      65 149</text:p>
            <text:p>10  :      52 522</text:p>
            <text:p>9  :      225 711</text:p>
            <text:p>8  :  1 470 112</text:p>
            <text:p>7  :     133 506</text:p>
            <text:p>6  :     451 690</text:p>
            <text:p>5  :     181 011</text:p>
            <text:p>4  :  3 009 820</text:p>
            <text:p>3  :  1 653 338</text:p>
            <text:p>2  :     894 132</text:p>
          </table:table-cell>
          <table:table-cell table:style-name="ce34" office:value-type="string" calcext:value-type="string">
            <text:p>Sample n° 0    :  2 561 814 / 0</text:p>
            <text:p>Sample n°   1  :  2 74 3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 </text:p>
            <text:p>Sample n°   8  :  2 560 757 / 2 861 368</text:p>
            <text:p>Sample n°   9  :  2 745 395 / 2 605 305 </text:p>
            <text:p>Sample n° 10  :  2 546 063 / 2 437 687 </text:p>
            <text:p>Sample n° 11  :  2 478 984 / 2 611 326</text:p>
            <text:p>Sample n° 12  :  2 542 984 / 2 673 755</text:p>
            <text:p>Sample n° 13  :  2 729 540 / 2 584 090 </text:p>
            <text:p>Sample n° 14  :  2 534 986 / 2 413 708</text:p>
            <text:p>Sample n° 15  :  2 464 503 / 2 582 792</text:p>
          </table:table-cell>
          <table:table-cell table:formula="of:=1342+6183" office:value-type="float" office:value="7525" calcext:value-type="float">
            <text:p>7525</text:p>
          </table:table-cell>
          <table:table-cell table:formula="of:=633+2901" office:value-type="float" office:value="3534" calcext:value-type="float">
            <text:p>353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843s (13 min 29 s)</text:p>
          </table:table-cell>
          <table:table-cell table:style-name="ce16" office:value-type="string" calcext:value-type="string">
            <text:p>+ 10 s</text:p>
          </table:table-cell>
          <table:table-cell table:style-name="ce22" office:value-type="string" calcext:value-type="string">
            <text:p>853 s</text:p>
          </table:table-cell>
          <table:table-cell table:style-name="ce22" office:value-type="string" calcext:value-type="string">
            <text:p>25,193 s</text:p>
          </table:table-cell>
          <table:table-cell table:style-name="ce22" office:value-type="string" calcext:value-type="string">
            <text:p>2,143 s</text:p>
          </table:table-cell>
          <table:table-cell table:style-name="ce22" office:value-type="string" calcext:value-type="string">
            <text:p>19,580 s</text:p>
          </table:table-cell>
          <table:table-cell table:style-name="ce22" office:value-type="string" calcext:value-type="string">
            <text:p>27,992 s</text:p>
          </table:table-cell>
          <table:table-cell table:style-name="ce22" office:value-type="string" calcext:value-type="string">
            <text:p>729,455 s</text:p>
          </table:table-cell>
          <table:table-cell table:style-name="ce33" office:value-type="string" calcext:value-type="string">
            <text:p>60,376 s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104450307" calcext:value-type="float">
            <text:p>104 450 307</text:p>
          </table:table-cell>
          <table:table-cell table:style-name="ce26" office:value-type="float" office:value="13910991" calcext:value-type="float">
            <text:p>13 910 991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17  :  5 145 820 </text:p>
            <text:p>Sample n°   1  :  5 171 143</text:p>
            <text:p>Sample n° 15  :  5 117 778</text:p>
            <text:p>Sample n° 10  :  5 183 082</text:p>
            <text:p>Sample n° 11  :  5 157 389</text:p>
            <text:p>Sample n°   4  :  5 156 616</text:p>
            <text:p>Sample n° 18  :  5 162 108</text:p>
            <text:p>Sample n° 16  :  5 114 045</text:p>
            <text:p>Sample n°   6  :  5 529 250</text:p>
            <text:p>Sample n° 19  :  5 137 118</text:p>
            <text:p>Sample n°   2  :  5 187 427</text:p>
            <text:p>Sample n°   3  :  5 161 500</text:p>
            <text:p>Sample n° 20  :  5 133 437</text:p>
            <text:p>Sample n°   5  :  5 510 400</text:p>
            <text:p>Sample n° 13  :  5 127 074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20  :  1 448 800</text:p>
            <text:p>19  :       38 170</text:p>
            <text:p>18  :       21 450</text:p>
            <text:p>17  :       17 304</text:p>
            <text:p>16  :     964 620</text:p>
            <text:p>15  :     181 611</text:p>
            <text:p>14  :       35 519</text:p>
            <text:p>13  :       32 849</text:p>
            <text:p>12  :  1 166 578</text:p>
            <text:p>11  :       78 966</text:p>
            <text:p>10  :       80 607</text:p>
            <text:p>  9  :     245 641</text:p>
            <text:p>  8  :  1 373 659</text:p>
            <text:p>  7  :     152 465</text:p>
            <text:p>  6  :     490 983</text:p>
            <text:p>  5  :      350 811</text:p>
            <text:p>  4  :  2 899 409</text:p>
            <text:p>  3  :  1 741 295</text:p>
            <text:p>  2  :     933 765</text:p>
          </table:table-cell>
          <table:table-cell table:style-name="ce34" office:value-type="string" calcext:value-type="string">
            <text:p>Sample n°   0  :  2 561814 / 0</text:p>
            <text:p>Sample n°   1  :  2 743731 / 2609 329</text:p>
            <text:p>Sample n°   2  :  2 546544 / 2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  <text:p>Sample n° 12  :  2 542 984 / 2 673 755</text:p>
            <text:p>Sample n° 13  :  2 729 540 / 2 584 090</text:p>
            <text:p>Sample n° 14  :  2 534 986 / 2 413 708</text:p>
            <text:p>Sample n° 15  :  2 464 503 / 2 582 792</text:p>
            <text:p>Sample n° 16  :  2 562 523 / 2 649 542</text:p>
            <text:p>Sample n° 17  :  2 746 960 / 2 583 297</text:p>
            <text:p>Sample n° 18  :  2 550 590 / 2 415 148</text:p>
            <text:p>Sample n° 19  :  2 481 729 / 2 586 528</text:p>
          </table:table-cell>
          <table:table-cell table:formula="of:=1457+7676" office:value-type="float" office:value="9133" calcext:value-type="float">
            <text:p>9133</text:p>
          </table:table-cell>
          <table:table-cell table:formula="of:=689+3613" office:value-type="float" office:value="4302" calcext:value-type="float">
            <text:p>4302</text:p>
          </table:table-cell>
          <table:table-cell table:number-columns-repeated="101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" table:style-name="ta1">
        <table:table-column table:style-name="co3" table:number-columns-repeated="2" table:default-cell-style-name="ce49"/>
        <table:table-column table:style-name="co9" table:number-columns-repeated="2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17" table:default-cell-style-name="ce49"/>
        <table:table-column table:style-name="co3" table:number-columns-repeated="1012" table:default-cell-style-name="ce4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ccessive massive import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4" table:number-rows-spanned="1">
            <text:p>Poc 006</text:p>
          </table:table-cell>
          <table:covered-table-cell table:number-columns-repeated="3"/>
          <table:table-cell/>
          <table:table-cell table:style-name="Default"/>
          <table:table-cell table:style-name="ce57" office:value-type="string" calcext:value-type="string" table:number-columns-spanned="4" table:number-rows-spanned="1">
            <text:p>Poc 007</text:p>
          </table:table-cell>
          <table:covered-table-cell table:number-columns-repeated="3"/>
          <table:table-cell/>
          <table:table-cell table:style-name="Default"/>
          <table:table-cell table:style-name="ce57" office:value-type="string" calcext:value-type="string" table:number-columns-spanned="4" table:number-rows-spanned="1">
            <text:p>Poc 008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/>
          <table:table-cell table:style-name="ce51" office:value-type="string" calcext:value-type="string">
            <text:p>Import 1</text:p>
          </table:table-cell>
          <table:table-cell table:style-name="ce59" office:value-type="float" office:value="747" calcext:value-type="float">
            <text:p>747</text:p>
          </table:table-cell>
          <table:table-cell table:style-name="ce64" office:value-type="float" office:value="747" calcext:value-type="float">
            <text:p>747</text:p>
          </table:table-cell>
          <table:table-cell table:style-name="ce64" office:value-type="float" office:value="2735" calcext:value-type="float">
            <text:p>2 735</text:p>
          </table:table-cell>
          <table:table-cell table:style-name="ce64" office:value-type="float" office:value="20676686" calcext:value-type="float">
            <text:p>20 676 686</text:p>
          </table:table-cell>
          <table:table-cell table:style-name="ce70"/>
          <table:table-cell table:style-name="ce74"/>
          <table:table-cell table:number-columns-repeated="2" table:style-name="ce64" office:value-type="float" office:value="798" calcext:value-type="float">
            <text:p>798</text:p>
          </table:table-cell>
          <table:table-cell table:style-name="ce64"/>
          <table:table-cell table:style-name="ce64" table:formula="of:=20676686+6407824" office:value-type="float" office:value="27084510" calcext:value-type="float">
            <text:p>27 084 510</text:p>
          </table:table-cell>
          <table:table-cell table:number-columns-repeated="2"/>
          <table:table-cell table:style-name="ce59" office:value-type="float" office:value="1028" calcext:value-type="float">
            <text:p>1 028</text:p>
          </table:table-cell>
          <table:table-cell table:style-name="ce64" office:value-type="float" office:value="1028" calcext:value-type="float">
            <text:p>1 028</text:p>
          </table:table-cell>
          <table:table-cell table:style-name="ce64" table:formula="of:=2295+1032" office:value-type="float" office:value="3327" calcext:value-type="float">
            <text:p>3 327</text:p>
          </table:table-cell>
          <table:table-cell table:style-name="ce64" table:formula="of:=20676686+6407824" office:value-type="float" office:value="27084510" calcext:value-type="float">
            <text:p>27 084 510</text:p>
          </table:table-cell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2</text:p>
          </table:table-cell>
          <table:table-cell table:style-name="ce59" office:value-type="float" office:value="773" calcext:value-type="float">
            <text:p>773</text:p>
          </table:table-cell>
          <table:table-cell table:style-name="ce64" table:formula="of:=[.D5]+[.C6]" office:value-type="float" office:value="1520" calcext:value-type="float">
            <text:p>1 520</text:p>
          </table:table-cell>
          <table:table-cell table:style-name="ce64" office:value-type="float" office:value="5665" calcext:value-type="float">
            <text:p>5 665</text:p>
          </table:table-cell>
          <table:table-cell table:style-name="ce64" office:value-type="float" office:value="42710407" calcext:value-type="float">
            <text:p>42 710 407</text:p>
          </table:table-cell>
          <table:table-cell table:style-name="ce70"/>
          <table:table-cell table:style-name="ce74"/>
          <table:table-cell table:style-name="ce64" office:value-type="float" office:value="853" calcext:value-type="float">
            <text:p>853</text:p>
          </table:table-cell>
          <table:table-cell table:style-name="ce64" table:formula="of:=[.J5]+[.I6]" office:value-type="float" office:value="1651" calcext:value-type="float">
            <text:p>1 651</text:p>
          </table:table-cell>
          <table:table-cell table:style-name="ce64" table:formula="of:=5644+2272" office:value-type="float" office:value="7916" calcext:value-type="float">
            <text:p>7 916</text:p>
          </table:table-cell>
          <table:table-cell table:style-name="ce64" table:formula="of:=42710407+9581434" office:value-type="float" office:value="52291841" calcext:value-type="float">
            <text:p>52 291 841</text:p>
          </table:table-cell>
          <table:table-cell table:number-columns-repeated="2"/>
          <table:table-cell table:style-name="ce59" office:value-type="float" office:value="943" calcext:value-type="float">
            <text:p>943</text:p>
          </table:table-cell>
          <table:table-cell table:style-name="ce64" table:formula="of:=[.P5]+[.O6]" office:value-type="float" office:value="1971" calcext:value-type="float">
            <text:p>1 971</text:p>
          </table:table-cell>
          <table:table-cell table:style-name="ce64" table:formula="of:=4223+1951" office:value-type="float" office:value="6174" calcext:value-type="float">
            <text:p>6 174</text:p>
          </table:table-cell>
          <table:table-cell table:style-name="ce64" table:formula="of:=42710407+9581434" office:value-type="float" office:value="52291841" calcext:value-type="float">
            <text:p>52 291 841</text:p>
          </table:table-cell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3</text:p>
          </table:table-cell>
          <table:table-cell table:style-name="ce59" office:value-type="float" office:value="748" calcext:value-type="float">
            <text:p>748</text:p>
          </table:table-cell>
          <table:table-cell table:style-name="ce64" table:formula="of:=[.D6]+[.C7]" office:value-type="float" office:value="2268" calcext:value-type="float">
            <text:p>2 268</text:p>
          </table:table-cell>
          <table:table-cell table:style-name="ce64" office:value-type="float" office:value="8542" calcext:value-type="float">
            <text:p>8 542</text:p>
          </table:table-cell>
          <table:table-cell table:style-name="ce64" office:value-type="float" office:value="63369679" calcext:value-type="float">
            <text:p>63 369 679</text:p>
          </table:table-cell>
          <table:table-cell table:style-name="ce70"/>
          <table:table-cell table:style-name="ce74"/>
          <table:table-cell table:style-name="ce64" office:value-type="float" office:value="777" calcext:value-type="float">
            <text:p>777</text:p>
          </table:table-cell>
          <table:table-cell table:style-name="ce64" table:formula="of:=[.J6]+[.I7]" office:value-type="float" office:value="2428" calcext:value-type="float">
            <text:p>2 428</text:p>
          </table:table-cell>
          <table:table-cell table:style-name="ce64" table:formula="of:=8076+3250" office:value-type="float" office:value="11326" calcext:value-type="float">
            <text:p>11 326</text:p>
          </table:table-cell>
          <table:table-cell table:style-name="ce64" table:formula="of:=63369679+11418311" office:value-type="float" office:value="74787990" calcext:value-type="float">
            <text:p>74 787 990</text:p>
          </table:table-cell>
          <table:table-cell table:number-columns-repeated="2"/>
          <table:table-cell table:style-name="ce59" office:value-type="float" office:value="1155" calcext:value-type="float">
            <text:p>1 155</text:p>
          </table:table-cell>
          <table:table-cell table:style-name="ce64" table:formula="of:=[.P6]+[.O7]" office:value-type="float" office:value="3126" calcext:value-type="float">
            <text:p>3 126</text:p>
          </table:table-cell>
          <table:table-cell table:style-name="ce64" table:formula="of:=5902+2759" office:value-type="float" office:value="8661" calcext:value-type="float">
            <text:p>8 661</text:p>
          </table:table-cell>
          <table:table-cell table:style-name="ce64" table:formula="of:=63369679+11418311" office:value-type="float" office:value="74787990" calcext:value-type="float">
            <text:p>74 787 990</text:p>
          </table:table-cell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4</text:p>
          </table:table-cell>
          <table:table-cell table:style-name="ce59" office:value-type="float" office:value="744" calcext:value-type="float">
            <text:p>744</text:p>
          </table:table-cell>
          <table:table-cell table:style-name="ce64" table:formula="of:=[.D7]+[.C8]" office:value-type="float" office:value="3012" calcext:value-type="float">
            <text:p>3 012</text:p>
          </table:table-cell>
          <table:table-cell table:style-name="ce64" office:value-type="float" office:value="11256" calcext:value-type="float">
            <text:p>11 256</text:p>
          </table:table-cell>
          <table:table-cell table:style-name="ce64" office:value-type="float" office:value="83871824" calcext:value-type="float">
            <text:p>83 871 824</text:p>
          </table:table-cell>
          <table:table-cell table:style-name="ce70"/>
          <table:table-cell table:style-name="ce74"/>
          <table:table-cell table:style-name="ce64" office:value-type="float" office:value="789" calcext:value-type="float">
            <text:p>789</text:p>
          </table:table-cell>
          <table:table-cell table:style-name="ce64" table:formula="of:=[.J7]+[.I8]" office:value-type="float" office:value="3217" calcext:value-type="float">
            <text:p>3 217</text:p>
          </table:table-cell>
          <table:table-cell table:style-name="ce64" table:formula="of:=10471+4201" office:value-type="float" office:value="14672" calcext:value-type="float">
            <text:p>14 672</text:p>
          </table:table-cell>
          <table:table-cell table:style-name="ce64" table:formula="of:=83871824+12784554" office:value-type="float" office:value="96656378" calcext:value-type="float">
            <text:p>96 656 378</text:p>
          </table:table-cell>
          <table:table-cell table:number-columns-repeated="2"/>
          <table:table-cell table:style-name="ce59" office:value-type="float" office:value="844" calcext:value-type="float">
            <text:p>844</text:p>
          </table:table-cell>
          <table:table-cell table:style-name="ce64" table:formula="of:=[.P7]+[.O8]" office:value-type="float" office:value="3970" calcext:value-type="float">
            <text:p>3 970</text:p>
          </table:table-cell>
          <table:table-cell table:style-name="ce64" table:formula="of:=7525+3534" office:value-type="float" office:value="11059" calcext:value-type="float">
            <text:p>11 059</text:p>
          </table:table-cell>
          <table:table-cell table:style-name="ce64" table:formula="of:=83871824+12784554" office:value-type="float" office:value="96656378" calcext:value-type="float">
            <text:p>96 656 378</text:p>
          </table:table-cell>
          <table:table-cell table:number-columns-repeated="1006"/>
        </table:table-row>
        <table:table-row table:style-name="ro1">
          <table:table-cell/>
          <table:table-cell table:style-name="ce53" office:value-type="string" calcext:value-type="string">
            <text:p>Import 5</text:p>
          </table:table-cell>
          <table:table-cell table:style-name="ce60" office:value-type="float" office:value="782" calcext:value-type="float">
            <text:p>782</text:p>
          </table:table-cell>
          <table:table-cell table:style-name="ce65" table:formula="of:=[.D8]+[.C9]" office:value-type="float" office:value="3794" calcext:value-type="float">
            <text:p>3 794</text:p>
          </table:table-cell>
          <table:table-cell table:style-name="ce65" office:value-type="float" office:value="14024" calcext:value-type="float">
            <text:p>14 024</text:p>
          </table:table-cell>
          <table:table-cell table:style-name="ce65" office:value-type="float" office:value="104450307" calcext:value-type="float">
            <text:p>104 450 307</text:p>
          </table:table-cell>
          <table:table-cell table:style-name="ce70"/>
          <table:table-cell table:style-name="ce74"/>
          <table:table-cell table:style-name="ce65" office:value-type="float" office:value="780" calcext:value-type="float">
            <text:p>780</text:p>
          </table:table-cell>
          <table:table-cell table:style-name="ce65" table:formula="of:=[.J8]+[.I9]" office:value-type="float" office:value="3997" calcext:value-type="float">
            <text:p>3 997</text:p>
          </table:table-cell>
          <table:table-cell table:style-name="ce65" table:formula="of:=12164+5145" office:value-type="float" office:value="17309" calcext:value-type="float">
            <text:p>17 309</text:p>
          </table:table-cell>
          <table:table-cell table:style-name="ce65" table:formula="of:=104450307+13910991" office:value-type="float" office:value="118361298" calcext:value-type="float">
            <text:p>118 361 298</text:p>
          </table:table-cell>
          <table:table-cell table:number-columns-repeated="2"/>
          <table:table-cell table:style-name="ce60" office:value-type="float" office:value="853" calcext:value-type="float">
            <text:p>853</text:p>
          </table:table-cell>
          <table:table-cell table:style-name="ce65" table:formula="of:=[.P8]+[.O9]" office:value-type="float" office:value="4823" calcext:value-type="float">
            <text:p>4 823</text:p>
          </table:table-cell>
          <table:table-cell table:style-name="ce65" table:formula="of:=9133+4302" office:value-type="float" office:value="13435" calcext:value-type="float">
            <text:p>13 435</text:p>
          </table:table-cell>
          <table:table-cell table:style-name="ce65" table:formula="of:=104450307+13910991" office:value-type="float" office:value="118361298" calcext:value-type="float">
            <text:p>118 361 29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quest execution time according to DB siz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5" table:number-rows-spanned="1">
            <text:p>Poc 006</text:p>
          </table:table-cell>
          <table:covered-table-cell table:number-columns-repeated="4"/>
          <table:table-cell/>
          <table:table-cell table:style-name="ce57" office:value-type="string" calcext:value-type="string" table:number-columns-spanned="5" table:number-rows-spanned="1">
            <text:p>Poc 007</text:p>
          </table:table-cell>
          <table:covered-table-cell table:number-columns-repeated="4"/>
          <table:table-cell/>
          <table:table-cell table:style-name="ce57" office:value-type="string" calcext:value-type="string" table:number-columns-spanned="5" table:number-rows-spanned="1">
            <text:p>Poc 008</text:p>
          </table:table-cell>
          <table:covered-table-cell table:number-columns-repeated="4"/>
          <table:table-cell table:number-columns-repeated="1005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 table:number-columns-repeated="1005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61" office:value-type="float" office:value="210.161" calcext:value-type="float">
            <text:p>210,161</text:p>
          </table:table-cell>
          <table:table-cell table:style-name="ce66" office:value-type="float" office:value="5.043" calcext:value-type="float">
            <text:p>5,043</text:p>
          </table:table-cell>
          <table:table-cell table:style-name="ce66" office:value-type="float" office:value="0.265" calcext:value-type="float">
            <text:p>0,265</text:p>
          </table:table-cell>
          <table:table-cell table:style-name="ce66" office:value-type="float" office:value="21.468" calcext:value-type="float">
            <text:p>21,468</text:p>
          </table:table-cell>
          <table:table-cell table:style-name="ce71" office:value-type="float" office:value="6.029" calcext:value-type="float">
            <text:p>6,029</text:p>
          </table:table-cell>
          <table:table-cell table:style-name="ce33"/>
          <table:table-cell table:style-name="ce67" office:value-type="float" office:value="0.538" calcext:value-type="float">
            <text:p>0,538</text:p>
          </table:table-cell>
          <table:table-cell table:style-name="ce67" office:value-type="float" office:value="3.917" calcext:value-type="float">
            <text:p>3,917</text:p>
          </table:table-cell>
          <table:table-cell table:style-name="ce67" office:value-type="float" office:value="0.17" calcext:value-type="float">
            <text:p>0,17</text:p>
          </table:table-cell>
          <table:table-cell table:style-name="ce67" office:value-type="float" office:value="101.356" calcext:value-type="float">
            <text:p>101,356</text:p>
          </table:table-cell>
          <table:table-cell table:style-name="ce75" office:value-type="float" office:value="100.944" calcext:value-type="float">
            <text:p>100,944</text:p>
          </table:table-cell>
          <table:table-cell table:style-name="ce33"/>
          <table:table-cell table:style-name="ce67" office:value-type="float" office:value="0.565" calcext:value-type="float">
            <text:p>0,565</text:p>
          </table:table-cell>
          <table:table-cell table:style-name="ce67" office:value-type="float" office:value="3.859" calcext:value-type="float">
            <text:p>3,859</text:p>
          </table:table-cell>
          <table:table-cell table:style-name="ce67" office:value-type="float" office:value="3.557" calcext:value-type="float">
            <text:p>3,557</text:p>
          </table:table-cell>
          <table:table-cell table:style-name="ce67" office:value-type="float" office:value="135.089" calcext:value-type="float">
            <text:p>135,089</text:p>
          </table:table-cell>
          <table:table-cell table:style-name="ce75" office:value-type="float" office:value="14.218" calcext:value-type="float">
            <text:p>14,218</text:p>
          </table:table-cell>
          <table:table-cell table:style-name="ce33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62" office:value-type="float" office:value="498.088" calcext:value-type="float">
            <text:p>498,088</text:p>
          </table:table-cell>
          <table:table-cell table:style-name="ce67" office:value-type="float" office:value="10.616" calcext:value-type="float">
            <text:p>10,616</text:p>
          </table:table-cell>
          <table:table-cell table:style-name="ce67" office:value-type="float" office:value="0.389" calcext:value-type="float">
            <text:p>0,389</text:p>
          </table:table-cell>
          <table:table-cell table:style-name="ce67" office:value-type="float" office:value="41.008" calcext:value-type="float">
            <text:p>41,008</text:p>
          </table:table-cell>
          <table:table-cell table:style-name="ce72" office:value-type="float" office:value="12.366" calcext:value-type="float">
            <text:p>12,366</text:p>
          </table:table-cell>
          <table:table-cell table:style-name="ce64"/>
          <table:table-cell table:style-name="ce67" office:value-type="float" office:value="0.832" calcext:value-type="float">
            <text:p>0,832</text:p>
          </table:table-cell>
          <table:table-cell table:style-name="ce67" office:value-type="float" office:value="8.131" calcext:value-type="float">
            <text:p>8,131</text:p>
          </table:table-cell>
          <table:table-cell table:style-name="ce67" office:value-type="float" office:value="0.154" calcext:value-type="float">
            <text:p>0,154</text:p>
          </table:table-cell>
          <table:table-cell table:style-name="ce67" office:value-type="float" office:value="225.01" calcext:value-type="float">
            <text:p>225,01</text:p>
          </table:table-cell>
          <table:table-cell table:style-name="ce72" office:value-type="float" office:value="225.483" calcext:value-type="float">
            <text:p>225,483</text:p>
          </table:table-cell>
          <table:table-cell table:style-name="ce64"/>
          <table:table-cell table:style-name="ce67" office:value-type="float" office:value="0.877" calcext:value-type="float">
            <text:p>0,877</text:p>
          </table:table-cell>
          <table:table-cell table:style-name="ce67" office:value-type="float" office:value="7.962" calcext:value-type="float">
            <text:p>7,962</text:p>
          </table:table-cell>
          <table:table-cell table:style-name="ce67" office:value-type="float" office:value="3.419" calcext:value-type="float">
            <text:p>3,419</text:p>
          </table:table-cell>
          <table:table-cell table:style-name="ce67" office:value-type="float" office:value="284.44" calcext:value-type="float">
            <text:p>284,44</text:p>
          </table:table-cell>
          <table:table-cell table:style-name="ce72" office:value-type="float" office:value="27.704" calcext:value-type="float">
            <text:p>27,704</text:p>
          </table:table-cell>
          <table:table-cell table:style-name="ce70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62" office:value-type="float" office:value="806.312" calcext:value-type="float">
            <text:p>806,312</text:p>
          </table:table-cell>
          <table:table-cell table:style-name="ce67" office:value-type="float" office:value="15.528" calcext:value-type="float">
            <text:p>15,528</text:p>
          </table:table-cell>
          <table:table-cell table:style-name="ce67" office:value-type="float" office:value="0.577" calcext:value-type="float">
            <text:p>0,577</text:p>
          </table:table-cell>
          <table:table-cell table:style-name="ce67" office:value-type="float" office:value="373.498" calcext:value-type="float">
            <text:p>373,498</text:p>
          </table:table-cell>
          <table:table-cell table:style-name="ce72" office:value-type="float" office:value="18.396" calcext:value-type="float">
            <text:p>18,396</text:p>
          </table:table-cell>
          <table:table-cell table:style-name="ce64"/>
          <table:table-cell table:style-name="ce67" office:value-type="float" office:value="0.989" calcext:value-type="float">
            <text:p>0,989</text:p>
          </table:table-cell>
          <table:table-cell table:style-name="ce67" office:value-type="float" office:value="12.031" calcext:value-type="float">
            <text:p>12,031</text:p>
          </table:table-cell>
          <table:table-cell table:style-name="ce67" office:value-type="float" office:value="0.323" calcext:value-type="float">
            <text:p>0,323</text:p>
          </table:table-cell>
          <table:table-cell table:style-name="ce67" office:value-type="float" office:value="327.429" calcext:value-type="float">
            <text:p>327,429</text:p>
          </table:table-cell>
          <table:table-cell table:style-name="ce72" office:value-type="float" office:value="341.332" calcext:value-type="float">
            <text:p>341,332</text:p>
          </table:table-cell>
          <table:table-cell table:style-name="ce64"/>
          <table:table-cell table:style-name="ce67" office:value-type="float" office:value="1.03" calcext:value-type="float">
            <text:p>1,03</text:p>
          </table:table-cell>
          <table:table-cell table:style-name="ce67" office:value-type="float" office:value="11.783" calcext:value-type="float">
            <text:p>11,783</text:p>
          </table:table-cell>
          <table:table-cell table:style-name="ce67" office:value-type="float" office:value="3.471" calcext:value-type="float">
            <text:p>3,471</text:p>
          </table:table-cell>
          <table:table-cell table:style-name="ce67" office:value-type="float" office:value="432.85" calcext:value-type="float">
            <text:p>432,85</text:p>
          </table:table-cell>
          <table:table-cell table:style-name="ce72" office:value-type="float" office:value="40.727" calcext:value-type="float">
            <text:p>40,727</text:p>
          </table:table-cell>
          <table:table-cell table:style-name="ce70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62" office:value-type="float" office:value="1133.354" calcext:value-type="float">
            <text:p>1133,354</text:p>
          </table:table-cell>
          <table:table-cell table:style-name="ce67" office:value-type="float" office:value="20.284" calcext:value-type="float">
            <text:p>20,284</text:p>
          </table:table-cell>
          <table:table-cell table:style-name="ce67" office:value-type="float" office:value="0.723" calcext:value-type="float">
            <text:p>0,723</text:p>
          </table:table-cell>
          <table:table-cell table:style-name="ce67" office:value-type="float" office:value="511.548" calcext:value-type="float">
            <text:p>511,548</text:p>
          </table:table-cell>
          <table:table-cell table:style-name="ce72" office:value-type="float" office:value="24.178" calcext:value-type="float">
            <text:p>24,178</text:p>
          </table:table-cell>
          <table:table-cell table:style-name="ce64"/>
          <table:table-cell table:style-name="ce67" office:value-type="float" office:value="1.081" calcext:value-type="float">
            <text:p>1,081</text:p>
          </table:table-cell>
          <table:table-cell table:style-name="ce67" office:value-type="float" office:value="15.86" calcext:value-type="float">
            <text:p>15,86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67" office:value-type="float" office:value="447.836" calcext:value-type="float">
            <text:p>447,836</text:p>
          </table:table-cell>
          <table:table-cell table:style-name="ce72" office:value-type="float" office:value="209.953" calcext:value-type="float">
            <text:p>209,953</text:p>
          </table:table-cell>
          <table:table-cell table:style-name="ce64"/>
          <table:table-cell table:style-name="ce67" office:value-type="float" office:value="2.396" calcext:value-type="float">
            <text:p>2,396</text:p>
          </table:table-cell>
          <table:table-cell table:style-name="ce67" office:value-type="float" office:value="15.997" calcext:value-type="float">
            <text:p>15,997</text:p>
          </table:table-cell>
          <table:table-cell table:style-name="ce67" office:value-type="float" office:value="26.497" calcext:value-type="float">
            <text:p>26,497</text:p>
          </table:table-cell>
          <table:table-cell table:style-name="ce67" office:value-type="float" office:value="579.174" calcext:value-type="float">
            <text:p>579,174</text:p>
          </table:table-cell>
          <table:table-cell table:style-name="ce72" office:value-type="float" office:value="48.984" calcext:value-type="float">
            <text:p>48,984</text:p>
          </table:table-cell>
          <table:table-cell table:style-name="ce70"/>
          <table:table-cell table:number-columns-repeated="1004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63" office:value-type="float" office:value="1494.771" calcext:value-type="float">
            <text:p>1494,771</text:p>
          </table:table-cell>
          <table:table-cell table:style-name="ce68" office:value-type="float" office:value="25.669" calcext:value-type="float">
            <text:p>25,669</text:p>
          </table:table-cell>
          <table:table-cell table:style-name="ce68" office:value-type="float" office:value="2.268" calcext:value-type="float">
            <text:p>2,268</text:p>
          </table:table-cell>
          <table:table-cell table:style-name="ce68" office:value-type="float" office:value="641.11" calcext:value-type="float">
            <text:p>641,11</text:p>
          </table:table-cell>
          <table:table-cell table:style-name="ce73" office:value-type="float" office:value="30.162" calcext:value-type="float">
            <text:p>30,162</text:p>
          </table:table-cell>
          <table:table-cell table:style-name="ce64"/>
          <table:table-cell table:style-name="ce68" office:value-type="float" office:value="1.159" calcext:value-type="float">
            <text:p>1,159</text:p>
          </table:table-cell>
          <table:table-cell table:style-name="ce68" office:value-type="float" office:value="19.685" calcext:value-type="float">
            <text:p>19,685</text:p>
          </table:table-cell>
          <table:table-cell table:style-name="ce68" office:value-type="float" office:value="0.49" calcext:value-type="float">
            <text:p>0,49</text:p>
          </table:table-cell>
          <table:table-cell table:style-name="ce68" office:value-type="float" office:value="564.225" calcext:value-type="float">
            <text:p>564,225</text:p>
          </table:table-cell>
          <table:table-cell table:style-name="ce73" office:value-type="float" office:value="262.273" calcext:value-type="float">
            <text:p>262,273</text:p>
          </table:table-cell>
          <table:table-cell table:style-name="ce64"/>
          <table:table-cell table:style-name="ce68" office:value-type="float" office:value="2.143" calcext:value-type="float">
            <text:p>2,143</text:p>
          </table:table-cell>
          <table:table-cell table:style-name="ce68" office:value-type="float" office:value="19.58" calcext:value-type="float">
            <text:p>19,58</text:p>
          </table:table-cell>
          <table:table-cell table:style-name="ce68" office:value-type="float" office:value="27.992" calcext:value-type="float">
            <text:p>27,992</text:p>
          </table:table-cell>
          <table:table-cell table:style-name="ce68" office:value-type="float" office:value="729.455" calcext:value-type="float">
            <text:p>729,455</text:p>
          </table:table-cell>
          <table:table-cell table:style-name="ce73" office:value-type="float" office:value="60.376" calcext:value-type="float">
            <text:p>60,376</text:p>
          </table:table-cell>
          <table:table-cell table:style-name="ce70"/>
          <table:table-cell table:number-columns-repeated="100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rammes" table:style-name="ta1">
        <table:shapes>
          <draw:frame draw:z-index="0" draw:style-name="gr1" draw:text-style-name="P1" svg:width="15.999cm" svg:height="7.258cm" svg:x="14.42cm" svg:y="0.285cm">
            <draw:object draw:notify-on-update-of-ranges="diagrammes.B6:diagrammes.B6 diagrammes.B7:diagrammes.B11 diagrammes.C6:diagrammes.C6 diagrammes.C7:diagrammes.C11 diagrammes.D6:diagrammes.D6 diagrammes.D7:diagrammes.D11 diagrammes.E6:diagrammes.E6 diagrammes.E7:diagrammes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611cm" svg:y="8.918cm">
            <draw:object draw:notify-on-update-of-ranges="diagrammes.B26:diagrammes.B26 diagrammes.B27:diagrammes.B31 diagrammes.C26:diagrammes.C26 diagrammes.C27:diagrammes.C31 diagrammes.D26:diagrammes.D26 diagrammes.D27:diagrammes.D31 diagrammes.E26:diagrammes.E26 diagrammes.E27:diagrammes.E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1.628cm" svg:y="9.076cm">
            <draw:object draw:notify-on-update-of-ranges="diagrammes.B32:diagrammes.B32 diagrammes.B33:diagrammes.B37 diagrammes.C32:diagrammes.C32 diagrammes.C33:diagrammes.C37 diagrammes.D32:diagrammes.D32 diagrammes.D33:diagrammes.D37 diagrammes.E32:diagrammes.E32 diagrammes.E33:diagrammes.E3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7cm" svg:height="2.922cm" svg:x="23.1cm" svg:y="20.613cm">
            <draw:object draw:notify-on-update-of-ranges="diagrammes.B47:diagrammes.B47 diagrammes.B48:diagrammes.B52 diagrammes.C47:diagrammes.C47 diagrammes.C48:diagrammes.C52 diagrammes.D47:diagrammes.D47 diagrammes.D48:diagrammes.D52 diagrammes.E47:diagrammes.E47 diagrammes.E48:diagrammes.E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7cm" svg:height="2.549cm" svg:x="23.293cm" svg:y="23.509cm">
            <draw:object draw:notify-on-update-of-ranges="diagrammes.B53:diagrammes.B53 diagrammes.B54:diagrammes.B58 diagrammes.C53:diagrammes.C53 diagrammes.C54:diagrammes.C58 diagrammes.D53:diagrammes.D53 diagrammes.D54:diagrammes.D58 diagrammes.E53:diagrammes.E53 diagrammes.E54:diagrammes.E5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7cm" svg:height="2.975cm" svg:x="23.899cm" svg:y="29.085cm">
            <draw:object draw:notify-on-update-of-ranges="diagrammes.B65:diagrammes.B65 diagrammes.B66:diagrammes.B70 diagrammes.C65:diagrammes.C65 diagrammes.C66:diagrammes.C70 diagrammes.D65:diagrammes.D65 diagrammes.D66:diagrammes.D70 diagrammes.E65:diagrammes.E65 diagrammes.E66:diagrammes.E7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7cm" svg:height="4.675cm" svg:x="23.899cm" svg:y="32.221cm">
            <draw:object draw:notify-on-update-of-ranges="diagrammes.B71:diagrammes.B71 diagrammes.B72:diagrammes.B76 diagrammes.C71:diagrammes.C71 diagrammes.C72:diagrammes.C76 diagrammes.D71:diagrammes.D71 diagrammes.D72:diagrammes.D76 diagrammes.E71:diagrammes.E71 diagrammes.E72:diagrammes.E7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1" table:default-cell-style-name="ce49"/>
        <table:table-row table:style-name="ro1" table:number-rows-repeated="3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ort duration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/>
          <table:table-cell table:style-name="ce51" office:value-type="string" calcext:value-type="string">
            <text:p>Import 1</text:p>
          </table:table-cell>
          <table:table-cell table:style-name="ce59" office:value-type="float" office:value="747" calcext:value-type="float">
            <text:p>747</text:p>
          </table:table-cell>
          <table:table-cell table:style-name="ce64" office:value-type="float" office:value="798" calcext:value-type="float">
            <text:p>798</text:p>
          </table:table-cell>
          <table:table-cell table:style-name="ce59" office:value-type="float" office:value="1028" calcext:value-type="float">
            <text:p>1 028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2</text:p>
          </table:table-cell>
          <table:table-cell table:style-name="ce59" office:value-type="float" office:value="773" calcext:value-type="float">
            <text:p>773</text:p>
          </table:table-cell>
          <table:table-cell table:style-name="ce64" office:value-type="float" office:value="853" calcext:value-type="float">
            <text:p>853</text:p>
          </table:table-cell>
          <table:table-cell table:style-name="ce59" office:value-type="float" office:value="943" calcext:value-type="float">
            <text:p>943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3</text:p>
          </table:table-cell>
          <table:table-cell table:style-name="ce59" office:value-type="float" office:value="748" calcext:value-type="float">
            <text:p>748</text:p>
          </table:table-cell>
          <table:table-cell table:style-name="ce64" office:value-type="float" office:value="777" calcext:value-type="float">
            <text:p>777</text:p>
          </table:table-cell>
          <table:table-cell table:style-name="ce59" office:value-type="float" office:value="1155" calcext:value-type="float">
            <text:p>1 155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4</text:p>
          </table:table-cell>
          <table:table-cell table:style-name="ce59" office:value-type="float" office:value="744" calcext:value-type="float">
            <text:p>744</text:p>
          </table:table-cell>
          <table:table-cell table:style-name="ce64" office:value-type="float" office:value="789" calcext:value-type="float">
            <text:p>789</text:p>
          </table:table-cell>
          <table:table-cell table:style-name="ce59" office:value-type="float" office:value="844" calcext:value-type="float">
            <text:p>844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Import 5</text:p>
          </table:table-cell>
          <table:table-cell table:style-name="ce60" office:value-type="float" office:value="782" calcext:value-type="float">
            <text:p>782</text:p>
          </table:table-cell>
          <table:table-cell table:style-name="ce65" office:value-type="float" office:value="780" calcext:value-type="float">
            <text:p>780</text:p>
          </table:table-cell>
          <table:table-cell table:style-name="ce60" office:value-type="float" office:value="853" calcext:value-type="float">
            <text:p>853</text:p>
          </table:table-cell>
          <table:table-cell table:number-columns-repeated="1016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B size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1" office:value-type="string" calcext:value-type="string">
            <text:p>Import 1</text:p>
          </table:table-cell>
          <table:table-cell table:style-name="ce59" office:value-type="float" office:value="2735" calcext:value-type="float">
            <text:p>2 735</text:p>
          </table:table-cell>
          <table:table-cell table:style-name="ce64"/>
          <table:table-cell table:style-name="ce64" table:formula="of:=2295+1032" office:value-type="float" office:value="3327" calcext:value-type="float">
            <text:p>3 327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2</text:p>
          </table:table-cell>
          <table:table-cell table:style-name="ce59" office:value-type="float" office:value="5665" calcext:value-type="float">
            <text:p>5 665</text:p>
          </table:table-cell>
          <table:table-cell table:style-name="ce64" table:formula="of:=5644+2272" office:value-type="float" office:value="7916" calcext:value-type="float">
            <text:p>7 916</text:p>
          </table:table-cell>
          <table:table-cell table:style-name="ce64" table:formula="of:=4223+1951" office:value-type="float" office:value="6174" calcext:value-type="float">
            <text:p>6 174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3</text:p>
          </table:table-cell>
          <table:table-cell table:style-name="ce59" office:value-type="float" office:value="8542" calcext:value-type="float">
            <text:p>8 542</text:p>
          </table:table-cell>
          <table:table-cell table:style-name="ce64" table:formula="of:=8076+3250" office:value-type="float" office:value="11326" calcext:value-type="float">
            <text:p>11 326</text:p>
          </table:table-cell>
          <table:table-cell table:style-name="ce64" table:formula="of:=5902+2759" office:value-type="float" office:value="8661" calcext:value-type="float">
            <text:p>8 66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string" calcext:value-type="string">
            <text:p>Import 4</text:p>
          </table:table-cell>
          <table:table-cell table:style-name="ce59" office:value-type="float" office:value="11256" calcext:value-type="float">
            <text:p>11 256</text:p>
          </table:table-cell>
          <table:table-cell table:style-name="ce64" table:formula="of:=10471+4201" office:value-type="float" office:value="14672" calcext:value-type="float">
            <text:p>14 672</text:p>
          </table:table-cell>
          <table:table-cell table:style-name="ce64" table:formula="of:=7525+3534" office:value-type="float" office:value="11059" calcext:value-type="float">
            <text:p>11 059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Import 5</text:p>
          </table:table-cell>
          <table:table-cell table:style-name="ce60" office:value-type="float" office:value="14024" calcext:value-type="float">
            <text:p>14 024</text:p>
          </table:table-cell>
          <table:table-cell table:style-name="ce65" table:formula="of:=12164+5145" office:value-type="float" office:value="17309" calcext:value-type="float">
            <text:p>17 309</text:p>
          </table:table-cell>
          <table:table-cell table:style-name="ce65" table:formula="of:=9133+4302" office:value-type="float" office:value="13435" calcext:value-type="float">
            <text:p>13 435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1" office:value-type="string" calcext:value-type="string">
            <text:p>Import 1</text:p>
          </table:table-cell>
          <table:table-cell table:style-name="ce59" office:value-type="float" office:value="20676686" calcext:value-type="float">
            <text:p>20 676 686</text:p>
          </table:table-cell>
          <table:table-cell table:style-name="ce64" table:formula="of:=20676686+6407824" office:value-type="float" office:value="27084510" calcext:value-type="float">
            <text:p>27 084 510</text:p>
          </table:table-cell>
          <table:table-cell table:style-name="ce64" table:formula="of:=20676686+6407824" office:value-type="float" office:value="27084510" calcext:value-type="float">
            <text:p>27 084 51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2</text:p>
          </table:table-cell>
          <table:table-cell table:style-name="ce59" office:value-type="float" office:value="42710407" calcext:value-type="float">
            <text:p>42 710 407</text:p>
          </table:table-cell>
          <table:table-cell table:style-name="ce64" table:formula="of:=42710407+9581434" office:value-type="float" office:value="52291841" calcext:value-type="float">
            <text:p>52 291 841</text:p>
          </table:table-cell>
          <table:table-cell table:style-name="ce64" table:formula="of:=42710407+9581434" office:value-type="float" office:value="52291841" calcext:value-type="float">
            <text:p>52 291 841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3</text:p>
          </table:table-cell>
          <table:table-cell table:style-name="ce59" office:value-type="float" office:value="63369679" calcext:value-type="float">
            <text:p>63 369 679</text:p>
          </table:table-cell>
          <table:table-cell table:style-name="ce64" table:formula="of:=63369679+11418311" office:value-type="float" office:value="74787990" calcext:value-type="float">
            <text:p>74 787 990</text:p>
          </table:table-cell>
          <table:table-cell table:style-name="ce64" table:formula="of:=63369679+11418311" office:value-type="float" office:value="74787990" calcext:value-type="float">
            <text:p>74 787 99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Import 4</text:p>
          </table:table-cell>
          <table:table-cell table:style-name="ce59" office:value-type="float" office:value="83871824" calcext:value-type="float">
            <text:p>83 871 824</text:p>
          </table:table-cell>
          <table:table-cell table:style-name="ce64" table:formula="of:=83871824+12784554" office:value-type="float" office:value="96656378" calcext:value-type="float">
            <text:p>96 656 378</text:p>
          </table:table-cell>
          <table:table-cell table:style-name="ce64" table:formula="of:=83871824+12784554" office:value-type="float" office:value="96656378" calcext:value-type="float">
            <text:p>96 656 378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Import 5</text:p>
          </table:table-cell>
          <table:table-cell table:style-name="ce60" office:value-type="float" office:value="104450307" calcext:value-type="float">
            <text:p>104 450 307</text:p>
          </table:table-cell>
          <table:table-cell table:style-name="ce65" table:formula="of:=104450307+13910991" office:value-type="float" office:value="118361298" calcext:value-type="float">
            <text:p>118 361 298</text:p>
          </table:table-cell>
          <table:table-cell table:style-name="ce65" office:value-type="float" office:value="118361298" calcext:value-type="float">
            <text:p>118 361 298</text:p>
          </table:table-cell>
          <table:table-cell table:number-columns-repeated="1016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/>
          <table:table-cell table:style-name="ce76" office:value-type="string" calcext:value-type="string">
            <text:p>T &lt; 3s</text:p>
          </table:table-cell>
          <table:table-cell table:number-columns-repeated="1019"/>
        </table:table-row>
        <table:table-row table:style-name="ro1">
          <table:table-cell/>
          <table:table-cell table:style-name="ce77" office:value-type="string" calcext:value-type="string">
            <text:p>3s &lt; T &lt; 30s</text:p>
          </table:table-cell>
          <table:table-cell table:number-columns-repeated="1019"/>
        </table:table-row>
        <table:table-row table:style-name="ro1">
          <table:table-cell/>
          <table:table-cell table:style-name="ce78" office:value-type="string" calcext:value-type="string">
            <text:p>T &gt; 30s</text:p>
          </table:table-cell>
          <table:table-cell table:number-columns-repeated="1019"/>
        </table:table-row>
        <table:table-row table:style-name="ro1">
          <table:table-cell/>
          <table:table-cell table:style-name="ce79" office:value-type="string" calcext:value-type="string">
            <text:p>T &gt; 1m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80" office:value-type="float" office:value="210.161" calcext:value-type="float">
            <text:p>210,161</text:p>
          </table:table-cell>
          <table:table-cell table:style-name="ce76" office:value-type="float" office:value="0.538" calcext:value-type="float">
            <text:p>0,538</text:p>
          </table:table-cell>
          <table:table-cell table:style-name="ce76" office:value-type="float" office:value="0.565" calcext:value-type="float">
            <text:p>0,565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81" office:value-type="float" office:value="498.088" calcext:value-type="float">
            <text:p>498,088</text:p>
          </table:table-cell>
          <table:table-cell table:style-name="ce76" office:value-type="float" office:value="0.832" calcext:value-type="float">
            <text:p>0,832</text:p>
          </table:table-cell>
          <table:table-cell table:style-name="ce76" office:value-type="float" office:value="0.877" calcext:value-type="float">
            <text:p>0,877</text:p>
          </table:table-cell>
          <table:table-cell/>
          <table:table-cell office:value-type="string" calcext:value-type="string">
            <text:p>Select Distinct variant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81" office:value-type="float" office:value="806.312" calcext:value-type="float">
            <text:p>806,312</text:p>
          </table:table-cell>
          <table:table-cell table:style-name="ce76" office:value-type="float" office:value="0.989" calcext:value-type="float">
            <text:p>0,989</text:p>
          </table:table-cell>
          <table:table-cell table:style-name="ce76" office:value-type="float" office:value="1.03" calcext:value-type="float">
            <text:p>1,03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81" office:value-type="float" office:value="1133.354" calcext:value-type="float">
            <text:p>1133,354</text:p>
          </table:table-cell>
          <table:table-cell table:style-name="ce76" office:value-type="float" office:value="1.081" calcext:value-type="float">
            <text:p>1,081</text:p>
          </table:table-cell>
          <table:table-cell table:style-name="ce76" office:value-type="float" office:value="2.396" calcext:value-type="float">
            <text:p>2,396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82" office:value-type="float" office:value="1494.771" calcext:value-type="float">
            <text:p>1494,771</text:p>
          </table:table-cell>
          <table:table-cell table:style-name="ce76" office:value-type="float" office:value="1.159" calcext:value-type="float">
            <text:p>1,159</text:p>
          </table:table-cell>
          <table:table-cell table:style-name="ce76" office:value-type="float" office:value="2.143" calcext:value-type="float">
            <text:p>2,143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83" office:value-type="float" office:value="5.043" calcext:value-type="float">
            <text:p>5,043</text:p>
          </table:table-cell>
          <table:table-cell table:style-name="ce77" office:value-type="float" office:value="3.917" calcext:value-type="float">
            <text:p>3,917</text:p>
          </table:table-cell>
          <table:table-cell table:style-name="ce77" office:value-type="float" office:value="3.859" calcext:value-type="float">
            <text:p>3,859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77" office:value-type="float" office:value="10.616" calcext:value-type="float">
            <text:p>10,616</text:p>
          </table:table-cell>
          <table:table-cell table:style-name="ce77" office:value-type="float" office:value="8.131" calcext:value-type="float">
            <text:p>8,131</text:p>
          </table:table-cell>
          <table:table-cell table:style-name="ce77" office:value-type="float" office:value="7.962" calcext:value-type="float">
            <text:p>7,962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77" office:value-type="float" office:value="15.528" calcext:value-type="float">
            <text:p>15,528</text:p>
          </table:table-cell>
          <table:table-cell table:style-name="ce77" office:value-type="float" office:value="12.031" calcext:value-type="float">
            <text:p>12,031</text:p>
          </table:table-cell>
          <table:table-cell table:style-name="ce77" office:value-type="float" office:value="11.783" calcext:value-type="float">
            <text:p>11,783</text:p>
          </table:table-cell>
          <table:table-cell/>
          <table:table-cell office:value-type="string" calcext:value-type="string">
            <text:p>Count variant by sample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77" office:value-type="float" office:value="20.284" calcext:value-type="float">
            <text:p>20,284</text:p>
          </table:table-cell>
          <table:table-cell table:style-name="ce77" office:value-type="float" office:value="15.86" calcext:value-type="float">
            <text:p>15,86</text:p>
          </table:table-cell>
          <table:table-cell table:style-name="ce77" office:value-type="float" office:value="15.997" calcext:value-type="float">
            <text:p>15,997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84" office:value-type="float" office:value="25.669" calcext:value-type="float">
            <text:p>25,669</text:p>
          </table:table-cell>
          <table:table-cell table:style-name="ce84" office:value-type="float" office:value="19.685" calcext:value-type="float">
            <text:p>19,685</text:p>
          </table:table-cell>
          <table:table-cell table:style-name="ce84" office:value-type="float" office:value="19.58" calcext:value-type="float">
            <text:p>19,58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76" office:value-type="float" office:value="0.265" calcext:value-type="float">
            <text:p>0,265</text:p>
          </table:table-cell>
          <table:table-cell table:style-name="ce76" office:value-type="float" office:value="0.17" calcext:value-type="float">
            <text:p>0,17</text:p>
          </table:table-cell>
          <table:table-cell table:style-name="ce77" office:value-type="float" office:value="3.557" calcext:value-type="float">
            <text:p>3,557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76" office:value-type="float" office:value="0.389" calcext:value-type="float">
            <text:p>0,389</text:p>
          </table:table-cell>
          <table:table-cell table:style-name="ce76" office:value-type="float" office:value="0.154" calcext:value-type="float">
            <text:p>0,154</text:p>
          </table:table-cell>
          <table:table-cell table:style-name="ce77" office:value-type="float" office:value="3.419" calcext:value-type="float">
            <text:p>3,419</text:p>
          </table:table-cell>
          <table:table-cell/>
          <table:table-cell office:value-type="string" calcext:value-type="string">
            <text:p>Select variant on sample n°1, on chr 5, alt = A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76" office:value-type="float" office:value="0.577" calcext:value-type="float">
            <text:p>0,577</text:p>
          </table:table-cell>
          <table:table-cell table:style-name="ce76" office:value-type="float" office:value="0.323" calcext:value-type="float">
            <text:p>0,323</text:p>
          </table:table-cell>
          <table:table-cell table:style-name="ce77" office:value-type="float" office:value="3.471" calcext:value-type="float">
            <text:p>3,471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76" office:value-type="float" office:value="0.723" calcext:value-type="float">
            <text:p>0,723</text:p>
          </table:table-cell>
          <table:table-cell table:style-name="ce76" office:value-type="float" office:value="0.167" calcext:value-type="float">
            <text:p>0,167</text:p>
          </table:table-cell>
          <table:table-cell table:style-name="ce77" office:value-type="float" office:value="26.497" calcext:value-type="float">
            <text:p>26,497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76" office:value-type="float" office:value="2.268" calcext:value-type="float">
            <text:p>2,268</text:p>
          </table:table-cell>
          <table:table-cell table:style-name="ce76" office:value-type="float" office:value="0.49" calcext:value-type="float">
            <text:p>0,49</text:p>
          </table:table-cell>
          <table:table-cell table:style-name="ce77" office:value-type="float" office:value="27.992" calcext:value-type="float">
            <text:p>27,992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77" office:value-type="float" office:value="21.468" calcext:value-type="float">
            <text:p>21,468</text:p>
          </table:table-cell>
          <table:table-cell table:style-name="ce85" office:value-type="float" office:value="101.356" calcext:value-type="float">
            <text:p>101,356</text:p>
          </table:table-cell>
          <table:table-cell table:style-name="ce85" office:value-type="float" office:value="135.089" calcext:value-type="float">
            <text:p>135,089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77" office:value-type="float" office:value="41.008" calcext:value-type="float">
            <text:p>41,008</text:p>
          </table:table-cell>
          <table:table-cell table:style-name="ce85" office:value-type="float" office:value="225.01" calcext:value-type="float">
            <text:p>225,01</text:p>
          </table:table-cell>
          <table:table-cell table:style-name="ce85" office:value-type="float" office:value="284.44" calcext:value-type="float">
            <text:p>284,44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85" office:value-type="float" office:value="373.498" calcext:value-type="float">
            <text:p>373,498</text:p>
          </table:table-cell>
          <table:table-cell table:style-name="ce85" office:value-type="float" office:value="327.429" calcext:value-type="float">
            <text:p>327,429</text:p>
          </table:table-cell>
          <table:table-cell table:style-name="ce85" office:value-type="float" office:value="432.85" calcext:value-type="float">
            <text:p>432,85</text:p>
          </table:table-cell>
          <table:table-cell/>
          <table:table-cell office:value-type="string" calcext:value-type="string">
            <text:p>How many sample used same variant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85" office:value-type="float" office:value="511.548" calcext:value-type="float">
            <text:p>511,548</text:p>
          </table:table-cell>
          <table:table-cell table:style-name="ce85" office:value-type="float" office:value="447.836" calcext:value-type="float">
            <text:p>447,836</text:p>
          </table:table-cell>
          <table:table-cell table:style-name="ce85" office:value-type="float" office:value="579.174" calcext:value-type="float">
            <text:p>579,174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86" office:value-type="float" office:value="641.11" calcext:value-type="float">
            <text:p>641,11</text:p>
          </table:table-cell>
          <table:table-cell table:style-name="ce86" office:value-type="float" office:value="564.225" calcext:value-type="float">
            <text:p>564,225</text:p>
          </table:table-cell>
          <table:table-cell table:style-name="ce86" office:value-type="float" office:value="729.455" calcext:value-type="float">
            <text:p>729,455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Poc 006</text:p>
          </table:table-cell>
          <table:table-cell table:style-name="ce58" office:value-type="string" calcext:value-type="string">
            <text:p>Poc 007</text:p>
          </table:table-cell>
          <table:table-cell table:style-name="ce58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77" office:value-type="float" office:value="6.029" calcext:value-type="float">
            <text:p>6,029</text:p>
          </table:table-cell>
          <table:table-cell table:style-name="ce87" office:value-type="float" office:value="100.944" calcext:value-type="float">
            <text:p>100,944</text:p>
          </table:table-cell>
          <table:table-cell table:style-name="ce77" office:value-type="float" office:value="14.218" calcext:value-type="float">
            <text:p>14,218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77" office:value-type="float" office:value="12.366" calcext:value-type="float">
            <text:p>12,366</text:p>
          </table:table-cell>
          <table:table-cell table:style-name="ce88" office:value-type="float" office:value="225.483" calcext:value-type="float">
            <text:p>225,483</text:p>
          </table:table-cell>
          <table:table-cell table:style-name="ce77" office:value-type="float" office:value="27.704" calcext:value-type="float">
            <text:p>27,704</text:p>
          </table:table-cell>
          <table:table-cell table:number-columns-repeated="1016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77" office:value-type="float" office:value="18.396" calcext:value-type="float">
            <text:p>18,396</text:p>
          </table:table-cell>
          <table:table-cell table:style-name="ce88" office:value-type="float" office:value="341.332" calcext:value-type="float">
            <text:p>341,332</text:p>
          </table:table-cell>
          <table:table-cell table:style-name="ce90" office:value-type="float" office:value="40.727" calcext:value-type="float">
            <text:p>40,727</text:p>
          </table:table-cell>
          <table:table-cell/>
          <table:table-cell office:value-type="string" calcext:value-type="string">
            <text:p>By sample compute ratio transition / transversion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77" office:value-type="float" office:value="24.178" calcext:value-type="float">
            <text:p>24,178</text:p>
          </table:table-cell>
          <table:table-cell table:style-name="ce88" office:value-type="float" office:value="209.953" calcext:value-type="float">
            <text:p>209,953</text:p>
          </table:table-cell>
          <table:table-cell table:style-name="ce90" office:value-type="float" office:value="48.984" calcext:value-type="float">
            <text:p>48,984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84" office:value-type="float" office:value="30.162" calcext:value-type="float">
            <text:p>30,162</text:p>
          </table:table-cell>
          <table:table-cell table:style-name="ce89" office:value-type="float" office:value="262.273" calcext:value-type="float">
            <text:p>262,273</text:p>
          </table:table-cell>
          <table:table-cell table:style-name="ce89" office:value-type="float" office:value="60.376" calcext:value-type="float">
            <text:p>60,376</text:p>
          </table:table-cell>
          <table:table-cell table:number-columns-repeated="1016"/>
        </table:table-row>
        <table:table-row table:style-name="ro1" table:number-rows-repeated="1048499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4:32:11.310363932</meta:creation-date>
    <dc:date>2016-07-20T19:14:11.397922865</dc:date>
    <meta:editing-duration>P1DT3H54M51S</meta:editing-duration>
    <meta:editing-cycles>17</meta:editing-cycles>
    <meta:generator>LibreOffice/4.2.8.2$Linux_X86_64 LibreOffice_project/420m0$Build-2</meta:generator>
    <meta:document-statistic meta:table-count="5" meta:cell-count="73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259cm" xlink:href=".." xlink:type="simple" chart:class="chart:bar" chart:style-name="ch1">
        <chart:legend chart:legend-position="end" svg:x="13.975cm" svg:y="2.832cm" style:legend-expansion="high" chart:style-name="ch2"/>
        <chart:plot-area chart:style-name="ch3" table:cell-range-address="diagrammes.B6:diagrammes.E11" chart:data-source-has-labels="both" svg:x="0.32cm" svg:y="0.145cm" svg:width="13.335cm" svg:height="6.969cm">
          <chartooo:coordinate-region svg:x="1.418cm" svg:y="0.345cm" svg:width="12.237cm" svg:height="6.122cm"/>
          <chart:axis chart:dimension="x" chart:name="primary-x" chart:style-name="ch4" chartooo:axis-type="auto">
            <chartooo:date-scale/>
            <chart:categories table:cell-range-address="diagrammes.B7:diagrammes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7:diagrammes.C11" chart:label-cell-address="diagrammes.C6:diagrammes.C6" chart:class="chart:bar">
            <chart:data-point chart:repeated="5"/>
          </chart:series>
          <chart:series chart:style-name="ch8" chart:values-cell-range-address="diagrammes.D7:diagrammes.D11" chart:label-cell-address="diagrammes.D6:diagrammes.D6" chart:class="chart:bar">
            <chart:data-point chart:repeated="5"/>
          </chart:series>
          <chart:series chart:style-name="ch9" chart:values-cell-range-address="diagrammes.E7:diagrammes.E11" chart:label-cell-address="diagrammes.E6:diagrammes.E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6:diagrammes.C6</svg:desc>
                </draw:g>
              </table:table-cell>
              <table:table-cell office:value-type="string">
                <text:p>Poc 007</text:p>
                <draw:g>
                  <svg:desc>diagrammes.D6:diagrammes.D6</svg:desc>
                </draw:g>
              </table:table-cell>
              <table:table-cell office:value-type="string">
                <text:p>Poc 008</text:p>
                <draw:g>
                  <svg:desc>diagrammes.E6:diagrammes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rt 1</text:p>
                <draw:g>
                  <svg:desc>diagrammes.B7:diagrammes.B11</svg:desc>
                </draw:g>
              </table:table-cell>
              <table:table-cell office:value-type="float" office:value="747">
                <text:p>747</text:p>
                <draw:g>
                  <svg:desc>diagrammes.C7:diagrammes.C11</svg:desc>
                </draw:g>
              </table:table-cell>
              <table:table-cell office:value-type="float" office:value="798">
                <text:p>798</text:p>
                <draw:g>
                  <svg:desc>diagrammes.D7:diagrammes.D11</svg:desc>
                </draw:g>
              </table:table-cell>
              <table:table-cell office:value-type="float" office:value="1028">
                <text:p>1028</text:p>
                <draw:g>
                  <svg:desc>diagrammes.E7:diagrammes.E11</svg:desc>
                </draw:g>
              </table:table-cell>
            </table:table-row>
            <table:table-row>
              <table:table-cell office:value-type="string">
                <text:p>Import 2</text:p>
              </table:table-cell>
              <table:table-cell office:value-type="float" office:value="773">
                <text:p>773</text:p>
              </table:table-cell>
              <table:table-cell office:value-type="float" office:value="853">
                <text:p>853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Import 3</text:p>
              </table:table-cell>
              <table:table-cell office:value-type="float" office:value="748">
                <text:p>748</text:p>
              </table:table-cell>
              <table:table-cell office:value-type="float" office:value="777">
                <text:p>777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Import 4</text:p>
              </table:table-cell>
              <table:table-cell office:value-type="float" office:value="744">
                <text:p>744</text:p>
              </table:table-cell>
              <table:table-cell office:value-type="float" office:value="789">
                <text:p>789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Import 5</text:p>
              </table:table-cell>
              <table:table-cell office:value-type="float" office:value="782">
                <text:p>782</text:p>
              </table:table-cell>
              <table:table-cell office:value-type="float" office:value="780">
                <text:p>780</text:p>
              </table:table-cell>
              <table:table-cell office:value-type="float" office:value="853">
                <text:p>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75cm" svg:y="0.316cm" chart:style-name="ch2">
          <text:p>Database Size</text:p>
        </chart:title>
        <chart:legend chart:legend-position="end" svg:x="13.975cm" svg:y="3.703cm" style:legend-expansion="high" chart:style-name="ch3"/>
        <chart:plot-area chart:style-name="ch4" table:cell-range-address="diagrammes.B26:diagrammes.E31" chart:data-source-has-labels="both" svg:x="0.32cm" svg:y="1.301cm" svg:width="13.335cm" svg:height="7.519cm">
          <chartooo:coordinate-region svg:x="1.603cm" svg:y="1.5cm" svg:width="12.052cm" svg:height="6.673cm"/>
          <chart:axis chart:dimension="x" chart:name="primary-x" chart:style-name="ch5" chartooo:axis-type="auto">
            <chartooo:date-scale/>
            <chart:categories table:cell-range-address="diagrammes.B27:diagrammes.B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agrammes.C27:diagrammes.C31" chart:label-cell-address="diagrammes.C26:diagrammes.C26" chart:class="chart:bar">
            <chart:data-point chart:repeated="5"/>
          </chart:series>
          <chart:series chart:style-name="ch9" chart:values-cell-range-address="diagrammes.D27:diagrammes.D31" chart:label-cell-address="diagrammes.D26:diagrammes.D26" chart:class="chart:bar">
            <chart:data-point chart:repeated="5"/>
          </chart:series>
          <chart:series chart:style-name="ch10" chart:values-cell-range-address="diagrammes.E27:diagrammes.E31" chart:label-cell-address="diagrammes.E26:diagrammes.E2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26:diagrammes.C26</svg:desc>
                </draw:g>
              </table:table-cell>
              <table:table-cell office:value-type="string">
                <text:p>Poc 007</text:p>
                <draw:g>
                  <svg:desc>diagrammes.D26:diagrammes.D26</svg:desc>
                </draw:g>
              </table:table-cell>
              <table:table-cell office:value-type="string">
                <text:p>Poc 008</text:p>
                <draw:g>
                  <svg:desc>diagrammes.E26:diagrammes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rt 1</text:p>
                <draw:g>
                  <svg:desc>diagrammes.B27:diagrammes.B31</svg:desc>
                </draw:g>
              </table:table-cell>
              <table:table-cell office:value-type="float" office:value="2735">
                <text:p>2735</text:p>
                <draw:g>
                  <svg:desc>diagrammes.C27:diagrammes.C31</svg:desc>
                </draw:g>
              </table:table-cell>
              <table:table-cell office:value-type="float" office:value="NaN">
                <text:p>NaN</text:p>
                <draw:g>
                  <svg:desc>diagrammes.D27:diagrammes.D31</svg:desc>
                </draw:g>
              </table:table-cell>
              <table:table-cell office:value-type="float" office:value="3327">
                <text:p>3327</text:p>
                <draw:g>
                  <svg:desc>diagrammes.E27:diagrammes.E31</svg:desc>
                </draw:g>
              </table:table-cell>
            </table:table-row>
            <table:table-row>
              <table:table-cell office:value-type="string">
                <text:p>Import 2</text:p>
              </table:table-cell>
              <table:table-cell office:value-type="float" office:value="5665">
                <text:p>5665</text:p>
              </table:table-cell>
              <table:table-cell office:value-type="float" office:value="7916">
                <text:p>7916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Import 3</text:p>
              </table:table-cell>
              <table:table-cell office:value-type="float" office:value="8542">
                <text:p>8542</text:p>
              </table:table-cell>
              <table:table-cell office:value-type="float" office:value="11326">
                <text:p>11326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Import 4</text:p>
              </table:table-cell>
              <table:table-cell office:value-type="float" office:value="11256">
                <text:p>11256</text:p>
              </table:table-cell>
              <table:table-cell office:value-type="float" office:value="14672">
                <text:p>14672</text:p>
              </table:table-cell>
              <table:table-cell office:value-type="float" office:value="11059">
                <text:p>11059</text:p>
              </table:table-cell>
            </table:table-row>
            <table:table-row>
              <table:table-cell office:value-type="string">
                <text:p>Import 5</text:p>
              </table:table-cell>
              <table:table-cell office:value-type="float" office:value="14024">
                <text:p>14024</text:p>
              </table:table-cell>
              <table:table-cell office:value-type="float" office:value="17309">
                <text:p>17309</text:p>
              </table:table-cell>
              <table:table-cell office:value-type="float" office:value="13435">
                <text:p>134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1cm" svg:y="0.316cm" chart:style-name="ch2">
          <text:p>Database Entries</text:p>
        </chart:title>
        <chart:legend chart:legend-position="end" svg:x="13.975cm" svg:y="3.703cm" style:legend-expansion="high" chart:style-name="ch3"/>
        <chart:plot-area chart:style-name="ch4" table:cell-range-address="diagrammes.B32:diagrammes.E37" chart:data-source-has-labels="both" svg:x="0.32cm" svg:y="1.301cm" svg:width="13.335cm" svg:height="7.519cm">
          <chartooo:coordinate-region svg:x="2.45cm" svg:y="1.5cm" svg:width="11.205cm" svg:height="6.673cm"/>
          <chart:axis chart:dimension="x" chart:name="primary-x" chart:style-name="ch5" chartooo:axis-type="auto">
            <chartooo:date-scale/>
            <chart:categories table:cell-range-address="diagrammes.B33:diagrammes.B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agrammes.C33:diagrammes.C37" chart:label-cell-address="diagrammes.C32:diagrammes.C32" chart:class="chart:bar">
            <chart:data-point chart:repeated="5"/>
          </chart:series>
          <chart:series chart:style-name="ch9" chart:values-cell-range-address="diagrammes.D33:diagrammes.D37" chart:label-cell-address="diagrammes.D32:diagrammes.D32" chart:class="chart:bar">
            <chart:data-point chart:repeated="5"/>
          </chart:series>
          <chart:series chart:style-name="ch10" chart:values-cell-range-address="diagrammes.E33:diagrammes.E37" chart:label-cell-address="diagrammes.E32:diagrammes.E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32:diagrammes.C32</svg:desc>
                </draw:g>
              </table:table-cell>
              <table:table-cell office:value-type="string">
                <text:p>Poc 007</text:p>
                <draw:g>
                  <svg:desc>diagrammes.D32:diagrammes.D32</svg:desc>
                </draw:g>
              </table:table-cell>
              <table:table-cell office:value-type="string">
                <text:p>Poc 008</text:p>
                <draw:g>
                  <svg:desc>diagrammes.E32:diagrammes.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rt 1</text:p>
                <draw:g>
                  <svg:desc>diagrammes.B33:diagrammes.B37</svg:desc>
                </draw:g>
              </table:table-cell>
              <table:table-cell office:value-type="float" office:value="20676686">
                <text:p>20676686</text:p>
                <draw:g>
                  <svg:desc>diagrammes.C33:diagrammes.C37</svg:desc>
                </draw:g>
              </table:table-cell>
              <table:table-cell office:value-type="float" office:value="27084510">
                <text:p>27084510</text:p>
                <draw:g>
                  <svg:desc>diagrammes.D33:diagrammes.D37</svg:desc>
                </draw:g>
              </table:table-cell>
              <table:table-cell office:value-type="float" office:value="27084510">
                <text:p>27084510</text:p>
                <draw:g>
                  <svg:desc>diagrammes.E33:diagrammes.E37</svg:desc>
                </draw:g>
              </table:table-cell>
            </table:table-row>
            <table:table-row>
              <table:table-cell office:value-type="string">
                <text:p>Import 2</text:p>
              </table:table-cell>
              <table:table-cell office:value-type="float" office:value="42710407">
                <text:p>42710407</text:p>
              </table:table-cell>
              <table:table-cell office:value-type="float" office:value="52291841">
                <text:p>52291841</text:p>
              </table:table-cell>
              <table:table-cell office:value-type="float" office:value="52291841">
                <text:p>52291841</text:p>
              </table:table-cell>
            </table:table-row>
            <table:table-row>
              <table:table-cell office:value-type="string">
                <text:p>Import 3</text:p>
              </table:table-cell>
              <table:table-cell office:value-type="float" office:value="63369679">
                <text:p>63369679</text:p>
              </table:table-cell>
              <table:table-cell office:value-type="float" office:value="74787990">
                <text:p>74787990</text:p>
              </table:table-cell>
              <table:table-cell office:value-type="float" office:value="74787990">
                <text:p>74787990</text:p>
              </table:table-cell>
            </table:table-row>
            <table:table-row>
              <table:table-cell office:value-type="string">
                <text:p>Import 4</text:p>
              </table:table-cell>
              <table:table-cell office:value-type="float" office:value="83871824">
                <text:p>83871824</text:p>
              </table:table-cell>
              <table:table-cell office:value-type="float" office:value="96656378">
                <text:p>96656378</text:p>
              </table:table-cell>
              <table:table-cell office:value-type="float" office:value="96656378">
                <text:p>96656378</text:p>
              </table:table-cell>
            </table:table-row>
            <table:table-row>
              <table:table-cell office:value-type="string">
                <text:p>Import 5</text:p>
              </table:table-cell>
              <table:table-cell office:value-type="float" office:value="104450307">
                <text:p>104450307</text:p>
              </table:table-cell>
              <table:table-cell office:value-type="float" office:value="118361298">
                <text:p>118361298</text:p>
              </table:table-cell>
              <table:table-cell office:value-type="float" office:value="118361298">
                <text:p>118361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2.923cm" xlink:href=".." xlink:type="simple" chart:class="chart:bar" chart:style-name="ch1">
        <chart:legend chart:legend-position="end" svg:x="13.973cm" svg:y="0.664cm" style:legend-expansion="high" chart:style-name="ch2"/>
        <chart:plot-area chart:style-name="ch3" table:cell-range-address="diagrammes.B47:diagrammes.E52" chart:data-source-has-labels="both" svg:x="0.346cm" svg:y="-0.039cm" svg:width="13.334cm" svg:height="3.215cm">
          <chartooo:coordinate-region svg:x="1.338cm" svg:y="0.16cm" svg:width="12.342cm" svg:height="2.369cm"/>
          <chart:axis chart:dimension="x" chart:name="primary-x" chart:style-name="ch4" chartooo:axis-type="auto">
            <chartooo:date-scale/>
            <chart:categories table:cell-range-address="diagrammes.B48:diagrammes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48:diagrammes.C52" chart:label-cell-address="diagrammes.C47:diagrammes.C47" chart:class="chart:bar">
            <chart:data-point chart:repeated="5"/>
          </chart:series>
          <chart:series chart:style-name="ch8" chart:values-cell-range-address="diagrammes.D48:diagrammes.D52" chart:label-cell-address="diagrammes.D47:diagrammes.D47" chart:class="chart:bar">
            <chart:data-point chart:repeated="5"/>
          </chart:series>
          <chart:series chart:style-name="ch9" chart:values-cell-range-address="diagrammes.E48:diagrammes.E52" chart:label-cell-address="diagrammes.E47:diagrammes.E4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47:diagrammes.C47</svg:desc>
                </draw:g>
              </table:table-cell>
              <table:table-cell office:value-type="string">
                <text:p>Poc 007</text:p>
                <draw:g>
                  <svg:desc>diagrammes.D47:diagrammes.D47</svg:desc>
                </draw:g>
              </table:table-cell>
              <table:table-cell office:value-type="string">
                <text:p>Poc 008</text:p>
                <draw:g>
                  <svg:desc>diagrammes.E47:diagrammes.E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B state 1</text:p>
                <draw:g>
                  <svg:desc>diagrammes.B48:diagrammes.B52</svg:desc>
                </draw:g>
              </table:table-cell>
              <table:table-cell office:value-type="float" office:value="210.161">
                <text:p>210.161</text:p>
                <draw:g>
                  <svg:desc>diagrammes.C48:diagrammes.C52</svg:desc>
                </draw:g>
              </table:table-cell>
              <table:table-cell office:value-type="float" office:value="0.538">
                <text:p>0.538</text:p>
                <draw:g>
                  <svg:desc>diagrammes.D48:diagrammes.D52</svg:desc>
                </draw:g>
              </table:table-cell>
              <table:table-cell office:value-type="float" office:value="0.565">
                <text:p>0.565</text:p>
                <draw:g>
                  <svg:desc>diagrammes.E48:diagrammes.E52</svg:desc>
                </draw:g>
              </table:table-cell>
            </table:table-row>
            <table:table-row>
              <table:table-cell office:value-type="string">
                <text:p>DB state 2</text:p>
              </table:table-cell>
              <table:table-cell office:value-type="float" office:value="498.088">
                <text:p>498.088</text:p>
              </table:table-cell>
              <table:table-cell office:value-type="float" office:value="0.832">
                <text:p>0.83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DB state 3</text:p>
              </table:table-cell>
              <table:table-cell office:value-type="float" office:value="806.312">
                <text:p>806.312</text:p>
              </table:table-cell>
              <table:table-cell office:value-type="float" office:value="0.989">
                <text:p>0.9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DB state 4</text:p>
              </table:table-cell>
              <table:table-cell office:value-type="float" office:value="1133.354">
                <text:p>1133.354</text:p>
              </table:table-cell>
              <table:table-cell office:value-type="float" office:value="1.081">
                <text:p>1.081</text:p>
              </table:table-cell>
              <table:table-cell office:value-type="float" office:value="2.396">
                <text:p>2.396</text:p>
              </table:table-cell>
            </table:table-row>
            <table:table-row>
              <table:table-cell office:value-type="string">
                <text:p>DB state 5</text:p>
              </table:table-cell>
              <table:table-cell office:value-type="float" office:value="1494.771">
                <text:p>1494.771</text:p>
              </table:table-cell>
              <table:table-cell office:value-type="float" office:value="1.159">
                <text:p>1.159</text:p>
              </table:table-cell>
              <table:table-cell office:value-type="float" office:value="2.143">
                <text:p>2.1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2.55cm" xlink:href=".." xlink:type="simple" chart:class="chart:bar" chart:style-name="ch1">
        <chart:legend chart:legend-position="end" svg:x="13.973cm" svg:y="0.478cm" style:legend-expansion="high" chart:style-name="ch2"/>
        <chart:plot-area chart:style-name="ch3" table:cell-range-address="diagrammes.B53:diagrammes.E58" chart:data-source-has-labels="both" svg:x="0.319cm" svg:y="0.051cm" svg:width="13.335cm" svg:height="2.448cm">
          <chartooo:coordinate-region svg:x="0.94cm" svg:y="0.25cm" svg:width="12.714cm" svg:height="1.602cm"/>
          <chart:axis chart:dimension="x" chart:name="primary-x" chart:style-name="ch4" chartooo:axis-type="auto">
            <chartooo:date-scale/>
            <chart:categories table:cell-range-address="diagrammes.B54:diagrammes.B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54:diagrammes.C58" chart:label-cell-address="diagrammes.C53:diagrammes.C53" chart:class="chart:bar">
            <chart:data-point chart:repeated="5"/>
          </chart:series>
          <chart:series chart:style-name="ch8" chart:values-cell-range-address="diagrammes.D54:diagrammes.D58" chart:label-cell-address="diagrammes.D53:diagrammes.D53" chart:class="chart:bar">
            <chart:data-point chart:repeated="5"/>
          </chart:series>
          <chart:series chart:style-name="ch9" chart:values-cell-range-address="diagrammes.E54:diagrammes.E58" chart:label-cell-address="diagrammes.E53:diagrammes.E5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53:diagrammes.C53</svg:desc>
                </draw:g>
              </table:table-cell>
              <table:table-cell office:value-type="string">
                <text:p>Poc 007</text:p>
                <draw:g>
                  <svg:desc>diagrammes.D53:diagrammes.D53</svg:desc>
                </draw:g>
              </table:table-cell>
              <table:table-cell office:value-type="string">
                <text:p>Poc 008</text:p>
                <draw:g>
                  <svg:desc>diagrammes.E53:diagrammes.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B state 1</text:p>
                <draw:g>
                  <svg:desc>diagrammes.B54:diagrammes.B58</svg:desc>
                </draw:g>
              </table:table-cell>
              <table:table-cell office:value-type="float" office:value="5.043">
                <text:p>5.043</text:p>
                <draw:g>
                  <svg:desc>diagrammes.C54:diagrammes.C58</svg:desc>
                </draw:g>
              </table:table-cell>
              <table:table-cell office:value-type="float" office:value="3.917">
                <text:p>3.917</text:p>
                <draw:g>
                  <svg:desc>diagrammes.D54:diagrammes.D58</svg:desc>
                </draw:g>
              </table:table-cell>
              <table:table-cell office:value-type="float" office:value="3.859">
                <text:p>3.859</text:p>
                <draw:g>
                  <svg:desc>diagrammes.E54:diagrammes.E58</svg:desc>
                </draw:g>
              </table:table-cell>
            </table:table-row>
            <table:table-row>
              <table:table-cell office:value-type="string">
                <text:p>DB state 2</text:p>
              </table:table-cell>
              <table:table-cell office:value-type="float" office:value="10.616">
                <text:p>10.616</text:p>
              </table:table-cell>
              <table:table-cell office:value-type="float" office:value="8.131">
                <text:p>8.131</text:p>
              </table:table-cell>
              <table:table-cell office:value-type="float" office:value="7.962">
                <text:p>7.962</text:p>
              </table:table-cell>
            </table:table-row>
            <table:table-row>
              <table:table-cell office:value-type="string">
                <text:p>DB state 3</text:p>
              </table:table-cell>
              <table:table-cell office:value-type="float" office:value="15.528">
                <text:p>15.528</text:p>
              </table:table-cell>
              <table:table-cell office:value-type="float" office:value="12.031">
                <text:p>12.031</text:p>
              </table:table-cell>
              <table:table-cell office:value-type="float" office:value="11.783">
                <text:p>11.783</text:p>
              </table:table-cell>
            </table:table-row>
            <table:table-row>
              <table:table-cell office:value-type="string">
                <text:p>DB state 4</text:p>
              </table:table-cell>
              <table:table-cell office:value-type="float" office:value="20.284">
                <text:p>20.284</text:p>
              </table:table-cell>
              <table:table-cell office:value-type="float" office:value="15.86">
                <text:p>15.86</text:p>
              </table:table-cell>
              <table:table-cell office:value-type="float" office:value="15.997">
                <text:p>15.997</text:p>
              </table:table-cell>
            </table:table-row>
            <table:table-row>
              <table:table-cell office:value-type="string">
                <text:p>DB state 5</text:p>
              </table:table-cell>
              <table:table-cell office:value-type="float" office:value="25.669">
                <text:p>25.669</text:p>
              </table:table-cell>
              <table:table-cell office:value-type="float" office:value="19.685">
                <text:p>19.685</text:p>
              </table:table-cell>
              <table:table-cell office:value-type="float" office:value="19.58">
                <text:p>19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2.976cm" xlink:href=".." xlink:type="simple" chart:class="chart:bar" chart:style-name="ch1">
        <chart:legend chart:legend-position="end" svg:x="13.973cm" svg:y="0.691cm" style:legend-expansion="high" chart:style-name="ch2"/>
        <chart:plot-area chart:style-name="ch3" table:cell-range-address="diagrammes.B65:diagrammes.E70" chart:data-source-has-labels="both" svg:x="0.319cm" svg:y="0.059cm" svg:width="13.335cm" svg:height="2.858cm">
          <chartooo:coordinate-region svg:x="1.126cm" svg:y="0.258cm" svg:width="12.528cm" svg:height="2.012cm"/>
          <chart:axis chart:dimension="x" chart:name="primary-x" chart:style-name="ch4" chartooo:axis-type="auto">
            <chartooo:date-scale/>
            <chart:categories table:cell-range-address="diagrammes.B66:diagrammes.B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66:diagrammes.C70" chart:label-cell-address="diagrammes.C65:diagrammes.C65" chart:class="chart:bar">
            <chart:data-point chart:repeated="5"/>
          </chart:series>
          <chart:series chart:style-name="ch8" chart:values-cell-range-address="diagrammes.D66:diagrammes.D70" chart:label-cell-address="diagrammes.D65:diagrammes.D65" chart:class="chart:bar">
            <chart:data-point chart:repeated="5"/>
          </chart:series>
          <chart:series chart:style-name="ch9" chart:values-cell-range-address="diagrammes.E66:diagrammes.E70" chart:label-cell-address="diagrammes.E65:diagrammes.E6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65:diagrammes.C65</svg:desc>
                </draw:g>
              </table:table-cell>
              <table:table-cell office:value-type="string">
                <text:p>Poc 007</text:p>
                <draw:g>
                  <svg:desc>diagrammes.D65:diagrammes.D65</svg:desc>
                </draw:g>
              </table:table-cell>
              <table:table-cell office:value-type="string">
                <text:p>Poc 008</text:p>
                <draw:g>
                  <svg:desc>diagrammes.E65:diagrammes.E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B state 1</text:p>
                <draw:g>
                  <svg:desc>diagrammes.B66:diagrammes.B70</svg:desc>
                </draw:g>
              </table:table-cell>
              <table:table-cell office:value-type="float" office:value="21.468">
                <text:p>21.468</text:p>
                <draw:g>
                  <svg:desc>diagrammes.C66:diagrammes.C70</svg:desc>
                </draw:g>
              </table:table-cell>
              <table:table-cell office:value-type="float" office:value="101.356">
                <text:p>101.356</text:p>
                <draw:g>
                  <svg:desc>diagrammes.D66:diagrammes.D70</svg:desc>
                </draw:g>
              </table:table-cell>
              <table:table-cell office:value-type="float" office:value="135.089">
                <text:p>135.089</text:p>
                <draw:g>
                  <svg:desc>diagrammes.E66:diagrammes.E70</svg:desc>
                </draw:g>
              </table:table-cell>
            </table:table-row>
            <table:table-row>
              <table:table-cell office:value-type="string">
                <text:p>DB state 2</text:p>
              </table:table-cell>
              <table:table-cell office:value-type="float" office:value="41.008">
                <text:p>41.008</text:p>
              </table:table-cell>
              <table:table-cell office:value-type="float" office:value="225.01">
                <text:p>225.01</text:p>
              </table:table-cell>
              <table:table-cell office:value-type="float" office:value="284.44">
                <text:p>284.44</text:p>
              </table:table-cell>
            </table:table-row>
            <table:table-row>
              <table:table-cell office:value-type="string">
                <text:p>DB state 3</text:p>
              </table:table-cell>
              <table:table-cell office:value-type="float" office:value="373.498">
                <text:p>373.498</text:p>
              </table:table-cell>
              <table:table-cell office:value-type="float" office:value="327.429">
                <text:p>327.429</text:p>
              </table:table-cell>
              <table:table-cell office:value-type="float" office:value="432.85">
                <text:p>432.85</text:p>
              </table:table-cell>
            </table:table-row>
            <table:table-row>
              <table:table-cell office:value-type="string">
                <text:p>DB state 4</text:p>
              </table:table-cell>
              <table:table-cell office:value-type="float" office:value="511.548">
                <text:p>511.548</text:p>
              </table:table-cell>
              <table:table-cell office:value-type="float" office:value="447.836">
                <text:p>447.836</text:p>
              </table:table-cell>
              <table:table-cell office:value-type="float" office:value="579.174">
                <text:p>579.174</text:p>
              </table:table-cell>
            </table:table-row>
            <table:table-row>
              <table:table-cell office:value-type="string">
                <text:p>DB state 5</text:p>
              </table:table-cell>
              <table:table-cell office:value-type="float" office:value="641.11">
                <text:p>641.11</text:p>
              </table:table-cell>
              <table:table-cell office:value-type="float" office:value="564.225">
                <text:p>564.225</text:p>
              </table:table-cell>
              <table:table-cell office:value-type="float" office:value="729.455">
                <text:p>729.4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4.676cm" xlink:href=".." xlink:type="simple" chart:class="chart:bar" chart:style-name="ch1">
        <chart:legend chart:legend-position="end" svg:x="13.973cm" svg:y="1.541cm" style:legend-expansion="high" chart:style-name="ch2"/>
        <chart:plot-area chart:style-name="ch3" table:cell-range-address="diagrammes.B71:diagrammes.E76" chart:data-source-has-labels="both" svg:x="0.319cm" svg:y="0.093cm" svg:width="13.335cm" svg:height="4.49cm">
          <chartooo:coordinate-region svg:x="1.126cm" svg:y="0.292cm" svg:width="12.528cm" svg:height="3.644cm"/>
          <chart:axis chart:dimension="x" chart:name="primary-x" chart:style-name="ch4" chartooo:axis-type="auto">
            <chartooo:date-scale/>
            <chart:categories table:cell-range-address="diagrammes.B72:diagrammes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72:diagrammes.C76" chart:label-cell-address="diagrammes.C71:diagrammes.C71" chart:class="chart:bar">
            <chart:data-point chart:repeated="5"/>
          </chart:series>
          <chart:series chart:style-name="ch8" chart:values-cell-range-address="diagrammes.D72:diagrammes.D76" chart:label-cell-address="diagrammes.D71:diagrammes.D71" chart:class="chart:bar">
            <chart:data-point chart:repeated="5"/>
          </chart:series>
          <chart:series chart:style-name="ch9" chart:values-cell-range-address="diagrammes.E72:diagrammes.E76" chart:label-cell-address="diagrammes.E71:diagrammes.E7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71:diagrammes.C71</svg:desc>
                </draw:g>
              </table:table-cell>
              <table:table-cell office:value-type="string">
                <text:p>Poc 007</text:p>
                <draw:g>
                  <svg:desc>diagrammes.D71:diagrammes.D71</svg:desc>
                </draw:g>
              </table:table-cell>
              <table:table-cell office:value-type="string">
                <text:p>Poc 008</text:p>
                <draw:g>
                  <svg:desc>diagrammes.E71:diagrammes.E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B state 1</text:p>
                <draw:g>
                  <svg:desc>diagrammes.B72:diagrammes.B76</svg:desc>
                </draw:g>
              </table:table-cell>
              <table:table-cell office:value-type="float" office:value="6.029">
                <text:p>6.029</text:p>
                <draw:g>
                  <svg:desc>diagrammes.C72:diagrammes.C76</svg:desc>
                </draw:g>
              </table:table-cell>
              <table:table-cell office:value-type="float" office:value="100.944">
                <text:p>100.944</text:p>
                <draw:g>
                  <svg:desc>diagrammes.D72:diagrammes.D76</svg:desc>
                </draw:g>
              </table:table-cell>
              <table:table-cell office:value-type="float" office:value="14.218">
                <text:p>14.218</text:p>
                <draw:g>
                  <svg:desc>diagrammes.E72:diagrammes.E76</svg:desc>
                </draw:g>
              </table:table-cell>
            </table:table-row>
            <table:table-row>
              <table:table-cell office:value-type="string">
                <text:p>DB state 2</text:p>
              </table:table-cell>
              <table:table-cell office:value-type="float" office:value="12.366">
                <text:p>12.366</text:p>
              </table:table-cell>
              <table:table-cell office:value-type="float" office:value="225.483">
                <text:p>225.483</text:p>
              </table:table-cell>
              <table:table-cell office:value-type="float" office:value="27.704">
                <text:p>27.704</text:p>
              </table:table-cell>
            </table:table-row>
            <table:table-row>
              <table:table-cell office:value-type="string">
                <text:p>DB state 3</text:p>
              </table:table-cell>
              <table:table-cell office:value-type="float" office:value="18.396">
                <text:p>18.396</text:p>
              </table:table-cell>
              <table:table-cell office:value-type="float" office:value="341.332">
                <text:p>341.332</text:p>
              </table:table-cell>
              <table:table-cell office:value-type="float" office:value="40.727">
                <text:p>40.727</text:p>
              </table:table-cell>
            </table:table-row>
            <table:table-row>
              <table:table-cell office:value-type="string">
                <text:p>DB state 4</text:p>
              </table:table-cell>
              <table:table-cell office:value-type="float" office:value="24.178">
                <text:p>24.178</text:p>
              </table:table-cell>
              <table:table-cell office:value-type="float" office:value="209.953">
                <text:p>209.953</text:p>
              </table:table-cell>
              <table:table-cell office:value-type="float" office:value="48.984">
                <text:p>48.984</text:p>
              </table:table-cell>
            </table:table-row>
            <table:table-row>
              <table:table-cell office:value-type="string">
                <text:p>DB state 5</text:p>
              </table:table-cell>
              <table:table-cell office:value-type="float" office:value="30.162">
                <text:p>30.162</text:p>
              </table:table-cell>
              <table:table-cell office:value-type="float" office:value="262.273">
                <text:p>262.273</text:p>
              </table:table-cell>
              <table:table-cell office:value-type="float" office:value="60.376">
                <text:p>60.3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